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draw:shadow="visible"/>
    </style:style>
    <style:style style:name="gr2" style:family="graphic" style:parent-style-name="standard">
      <style:graphic-properties draw:stroke="none" svg:stroke-color="#000000" draw:fill="none" draw:fill-color="#ffffff" draw:textarea-horizontal-align="left" draw:auto-grow-height="true" draw:auto-grow-width="true" fo:min-height="0.509cm" fo:min-width="3.202cm"/>
    </style:style>
    <style:style style:name="gr3" style:family="graphic" style:parent-style-name="standard">
      <style:graphic-properties draw:textarea-vertical-align="middle" draw:shadow="hidden"/>
    </style:style>
    <style:style style:name="gr4" style:family="graphic" style:parent-style-name="standard">
      <style:graphic-properties draw:stroke="none" svg:stroke-color="#000000" draw:fill="none" draw:fill-color="#ffffff" draw:textarea-horizontal-align="left" draw:auto-grow-height="true" draw:auto-grow-width="true" fo:min-height="0.412cm" fo:min-width="4.4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14.005cm" fo:min-width="5.391cm"/>
    </style:style>
    <style:style style:name="gr7" style:family="graphic" style:parent-style-name="standard">
      <style:graphic-properties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873cm" fo:min-width="2.851cm"/>
    </style:style>
    <style:style style:name="gr9" style:family="graphic" style:parent-style-name="standard">
      <style:graphic-properties draw:marker-start="Arrow" draw:marker-start-width="0.3cm" draw:marker-end="Arrow" draw:marker-end-width="0.3cm" draw:textarea-vertical-align="middle"/>
    </style:style>
    <style:style style:name="gr10" style:family="graphic" style:parent-style-name="standard">
      <style:graphic-properties draw:textarea-horizontal-align="justify" draw:textarea-vertical-align="middle" draw:auto-grow-height="false" fo:min-height="0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0.873cm" fo:min-width="3.685cm"/>
    </style:style>
    <style:style style:name="gr12" style:family="graphic" style:parent-style-name="standard">
      <style:graphic-properties draw:stroke="none" svg:stroke-color="#000000" draw:fill="none" draw:fill-color="#ffffff" draw:textarea-horizontal-align="left" draw:auto-grow-height="true" draw:auto-grow-width="true" fo:min-height="10.115cm" fo:min-width="5.37cm"/>
    </style:style>
    <style:style style:name="gr13" style:family="graphic" style:parent-style-name="standard">
      <style:graphic-properties draw:stroke="none" svg:stroke-color="#000000" draw:fill="none" draw:fill-color="#ffffff" draw:textarea-horizontal-align="left" draw:auto-grow-height="true" draw:auto-grow-width="false" fo:min-height="0.957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14.005cm" fo:min-width="5.209cm"/>
    </style:style>
    <style:style style:name="gr15" style:family="graphic" style:parent-style-name="standard">
      <style:graphic-properties draw:textarea-vertical-align="middle" draw:shadow="visible"/>
    </style:style>
    <style:style style:name="gr16" style:family="graphic" style:parent-style-name="standard">
      <style:graphic-properties draw:stroke="none" svg:stroke-color="#000000" draw:fill="none" draw:fill-color="#ffffff" draw:textarea-horizontal-align="left" draw:auto-grow-height="true" draw:auto-grow-width="false" fo:min-height="1.111cm" fo:min-width="0cm"/>
    </style:style>
    <style:style style:name="gr17" style:family="graphic" style:parent-style-name="standard">
      <style:graphic-properties draw:stroke="none" svg:stroke-color="#000000" draw:fill="none" draw:fill-color="#ffffff" draw:textarea-horizontal-align="left" draw:auto-grow-height="true" draw:auto-grow-width="false" fo:min-height="1.335cm" fo:min-width="0cm"/>
    </style:style>
    <style:style style:name="gr18" style:family="graphic" style:parent-style-name="standard">
      <style:graphic-properties draw:stroke="none" svg:stroke-color="#000000" draw:fill="none" draw:fill-color="#ffffff" draw:textarea-horizontal-align="left" draw:auto-grow-height="true" draw:auto-grow-width="true" fo:min-height="5.058cm" fo:min-width="5.984cm"/>
    </style:style>
    <style:style style:name="gr19" style:family="graphic" style:parent-style-name="standard">
      <style:graphic-properties draw:stroke="none" svg:stroke-color="#000000" draw:fill="none" draw:fill-color="#ffffff" draw:textarea-horizontal-align="left" draw:auto-grow-height="true" draw:auto-grow-width="false" fo:min-height="1.666cm" fo:min-width="0cm"/>
    </style:style>
    <style:style style:name="gr20" style:family="graphic" style:parent-style-name="standard">
      <style:graphic-properties draw:textarea-horizontal-align="justify" draw:textarea-vertical-align="middle" draw:auto-grow-height="false" fo:min-height="0cm" fo:min-width="0cm" draw:shadow="visible"/>
    </style:style>
    <style:style style:name="gr21" style:family="graphic" style:parent-style-name="standard">
      <style:graphic-properties draw:stroke="none" svg:stroke-color="#000000" draw:fill="none" draw:fill-color="#ffffff" draw:textarea-horizontal-align="left" draw:auto-grow-height="true" draw:auto-grow-width="true" fo:min-height="0.412cm" fo:min-width="4.587cm"/>
    </style:style>
    <style:style style:name="gr22" style:family="graphic" style:parent-style-name="standard">
      <style:graphic-properties draw:stroke="none" svg:stroke-color="#000000" draw:fill="none" draw:fill-color="#ffffff" draw:textarea-horizontal-align="left" draw:auto-grow-height="true" draw:auto-grow-width="true" fo:min-height="0.412cm" fo:min-width="3.418cm"/>
    </style:style>
    <style:style style:name="gr23" style:family="graphic" style:parent-style-name="standard">
      <style:graphic-properties draw:stroke="none" svg:stroke-color="#000000" draw:fill="none" draw:fill-color="#ffffff" draw:textarea-horizontal-align="left" draw:auto-grow-height="true" draw:auto-grow-width="true" fo:min-height="0.412cm" fo:min-width="4.104cm"/>
    </style:style>
    <style:style style:name="gr24" style:family="graphic" style:parent-style-name="standard">
      <style:graphic-properties draw:stroke="none" svg:stroke-color="#000000" draw:fill="none" draw:fill-color="#ffffff" draw:textarea-horizontal-align="left" draw:auto-grow-height="true" draw:auto-grow-width="true" fo:min-height="0.412cm" fo:min-width="4.697cm"/>
    </style:style>
    <style:style style:name="gr25" style:family="graphic" style:parent-style-name="standard">
      <style:graphic-properties draw:stroke="none" svg:stroke-color="#000000" draw:fill="none" draw:fill-color="#ffffff" draw:textarea-horizontal-align="left" draw:auto-grow-height="true" draw:auto-grow-width="true" fo:min-height="0.412cm" fo:min-width="3.198cm"/>
    </style:style>
    <style:style style:name="gr26" style:family="graphic" style:parent-style-name="objectwithoutfill">
      <style:graphic-properties draw:marker-end="Arrow" draw:marker-end-width="0.3cm" draw:fill="none"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true" fo:min-height="0.353cm" fo:min-width="6.106cm"/>
    </style:style>
    <style:style style:name="gr28" style:family="graphic" style:parent-style-name="standard">
      <style:graphic-properties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false" fo:min-height="0.827cm" fo:min-width="0cm"/>
    </style:style>
    <style:style style:name="gr30" style:family="graphic" style:parent-style-name="standard">
      <style:graphic-properties draw:stroke="none" svg:stroke-color="#000000" draw:fill="none" draw:fill-color="#ffffff" draw:textarea-horizontal-align="left" draw:auto-grow-height="true" draw:auto-grow-width="false" fo:min-height="0.475cm" fo:min-width="0cm"/>
    </style:style>
    <style:style style:name="gr31" style:family="graphic" style:parent-style-name="standard">
      <style:graphic-properties draw:stroke="none" svg:stroke-color="#000000" draw:fill="none" draw:fill-color="#ffffff" draw:textarea-horizontal-align="left" draw:auto-grow-height="true" draw:auto-grow-width="true" fo:min-height="0.475cm" fo:min-width="2.292cm"/>
    </style:style>
    <style:style style:name="gr32" style:family="graphic" style:parent-style-name="standard">
      <style:graphic-properties draw:stroke="none" svg:stroke-color="#000000" draw:fill="none" draw:fill-color="#ffffff" draw:textarea-horizontal-align="left" draw:auto-grow-height="true" draw:auto-grow-width="true" fo:min-height="0.475cm" fo:min-width="4.269cm"/>
    </style:style>
    <style:style style:name="gr33" style:family="graphic" style:parent-style-name="standard">
      <style:graphic-properties draw:stroke="none" svg:stroke-color="#000000" draw:fill="none" draw:fill-color="#ffffff" draw:textarea-horizontal-align="left" draw:auto-grow-height="true" draw:auto-grow-width="true" fo:min-height="0.475cm" fo:min-width="2.872cm"/>
    </style:style>
    <style:style style:name="gr34" style:family="graphic" style:parent-style-name="standard">
      <style:graphic-properties draw:stroke="none" svg:stroke-color="#000000" draw:fill="none" draw:fill-color="#ffffff" draw:textarea-horizontal-align="left" draw:auto-grow-height="true" draw:auto-grow-width="true" fo:min-height="0.475cm" fo:min-width="2.606cm"/>
    </style:style>
    <style:style style:name="gr35" style:family="graphic" style:parent-style-name="standard">
      <style:graphic-properties draw:stroke="none" svg:stroke-color="#000000" draw:fill="none" draw:fill-color="#ffffff" draw:textarea-horizontal-align="left" draw:auto-grow-height="true" draw:auto-grow-width="true" fo:min-height="0.475cm" fo:min-width="3.287cm"/>
    </style:style>
    <style:style style:name="gr36" style:family="graphic" style:parent-style-name="standard">
      <style:graphic-properties draw:stroke="none" svg:stroke-color="#000000" draw:fill="none" draw:fill-color="#ffffff" draw:textarea-horizontal-align="left" draw:auto-grow-height="true" draw:auto-grow-width="true" fo:min-height="0.475cm" fo:min-width="2.694cm"/>
    </style:style>
    <style:style style:name="gr37" style:family="graphic" style:parent-style-name="standard">
      <style:graphic-properties draw:stroke="none" svg:stroke-color="#000000" draw:fill="none" draw:fill-color="#ffffff" draw:textarea-horizontal-align="left" draw:auto-grow-height="true" draw:auto-grow-width="true" fo:min-height="0.475cm" fo:min-width="2.051cm"/>
    </style:style>
    <style:style style:name="gr38" style:family="graphic" style:parent-style-name="standard">
      <style:graphic-properties draw:stroke="none" svg:stroke-color="#000000" draw:fill="none" draw:fill-color="#ffffff" draw:textarea-horizontal-align="left" draw:auto-grow-height="true" draw:auto-grow-width="true" fo:min-height="0.475cm" fo:min-width="2.978cm"/>
    </style:style>
    <style:style style:name="gr39" style:family="graphic" style:parent-style-name="standard">
      <style:graphic-properties draw:stroke="none" svg:stroke-color="#000000" draw:fill="none" draw:fill-color="#ffffff" draw:textarea-horizontal-align="left" draw:auto-grow-height="true" draw:auto-grow-width="true" fo:min-height="0.475cm" fo:min-width="1.797cm"/>
    </style:style>
    <style:style style:name="gr40" style:family="graphic" style:parent-style-name="objectwithoutfill">
      <style:graphic-properties draw:marker-start="Line_20_Arrow" draw:marker-end="Arrow" draw:marker-end-width="0.3cm" draw:fill="none" draw:textarea-vertical-align="middle"/>
    </style:style>
    <style:style style:name="gr41" style:family="graphic" style:parent-style-name="standard">
      <style:graphic-properties draw:marker-start="Square_20_unfilled" draw:marker-end="Double_20_Arrow" draw:textarea-vertical-align="middle"/>
    </style:style>
    <style:style style:name="gr42" style:family="graphic" style:parent-style-name="standard">
      <style:graphic-properties draw:stroke="none" svg:stroke-color="#000000" draw:fill="none" draw:fill-color="#ffffff" fo:min-height="0.637cm"/>
    </style:style>
    <style:style style:name="gr43" style:family="graphic" style:parent-style-name="objectwithoutfill">
      <style:graphic-properties svg:stroke-color="#ff9900" draw:marker-end="Line_20_Arrow" draw:marker-end-width="0.3cm" draw:fill="none" draw:textarea-vertical-align="middle"/>
    </style:style>
    <style:style style:name="gr44" style:family="graphic" style:parent-style-name="standard">
      <style:graphic-properties draw:stroke="none" svg:stroke-color="#000000" draw:fill="none" draw:fill-color="#ffffff" fo:min-height="1.528cm"/>
    </style:style>
    <style:style style:name="gr45" style:family="graphic" style:parent-style-name="standard">
      <style:graphic-properties draw:marker-start="Half_20_Circle_20_unfilled" draw:marker-end="Arrow" draw:textarea-vertical-align="middle"/>
    </style:style>
    <style:style style:name="gr46" style:family="graphic" style:parent-style-name="standard">
      <style:graphic-properties draw:stroke-linejoin="round" svg:stroke-linecap="round" draw:fill="solid" draw:fill-color="#99ccff" draw:opacity="100%" draw:opacity-name="" draw:textarea-vertical-align="middle" draw:shadow="visible"/>
    </style:style>
    <style:style style:name="gr47" style:family="graphic" style:parent-style-name="standard">
      <style:graphic-properties draw:stroke="none" svg:stroke-color="#000000" draw:fill="none" draw:fill-color="#ffffff" fo:min-height="0.437cm"/>
    </style:style>
    <style:style style:name="gr48" style:family="graphic" style:parent-style-name="standard">
      <style:graphic-properties draw:stroke="none" svg:stroke-color="#000000" draw:fill="none" draw:fill-color="#ffffff" fo:min-height="1.309cm"/>
    </style:style>
    <style:style style:name="gr49" style:family="graphic" style:parent-style-name="standard">
      <style:graphic-properties draw:stroke="none" svg:stroke-color="#000000" draw:fill="none" draw:fill-color="#ffffff" fo:min-height="0.512cm"/>
    </style:style>
    <style:style style:name="gr50" style:family="graphic" style:parent-style-name="standard">
      <style:graphic-properties draw:marker-start="Arrow" draw:marker-end="" draw:textarea-vertical-align="middle"/>
    </style:style>
    <style:style style:name="gr51" style:family="graphic" style:parent-style-name="standard">
      <style:graphic-properties draw:stroke="none" svg:stroke-color="#000000" draw:fill="none" draw:fill-color="#ffffff" fo:min-height="0.28cm"/>
    </style:style>
    <style:style style:name="gr52" style:family="graphic" style:parent-style-name="standard">
      <style:graphic-properties draw:stroke="none" svg:stroke-color="#000000" draw:fill="none" draw:fill-color="#ffffff" fo:min-height="1.655cm"/>
    </style:style>
    <style:style style:name="gr53" style:family="graphic" style:parent-style-name="standard">
      <style:graphic-properties draw:stroke="none" svg:stroke-color="#000000" draw:fill="none" draw:fill-color="#ffffff" fo:min-height="0.893cm"/>
    </style:style>
    <style:style style:name="gr54" style:family="graphic" style:parent-style-name="standard">
      <style:graphic-properties draw:stroke="none" svg:stroke-color="#000000" draw:fill="none" draw:fill-color="#ffffff" fo:min-height="0.319cm"/>
    </style:style>
    <style:style style:name="gr55" style:family="graphic" style:parent-style-name="standard">
      <style:graphic-properties draw:stroke="none" svg:stroke-color="#000000" draw:fill="none" draw:fill-color="#ffffff" fo:min-height="0.705cm"/>
    </style:style>
    <style:style style:name="gr56" style:family="graphic" style:parent-style-name="standard">
      <style:graphic-properties draw:marker-start="Arrow" draw:marker-end="Arrow" draw:textarea-vertical-align="middle"/>
    </style:style>
    <style:style style:name="gr57" style:family="graphic" style:parent-style-name="standard">
      <style:graphic-properties draw:marker-start="" draw:marker-end="Arrow" draw:textarea-vertical-align="middle"/>
    </style:style>
    <style:style style:name="gr58" style:family="graphic" style:parent-style-name="standard">
      <style:graphic-properties draw:stroke="none" svg:stroke-color="#000000" draw:fill="none" draw:fill-color="#ffffff" fo:min-height="0.724cm"/>
    </style:style>
    <style:style style:name="gr59" style:family="graphic" style:parent-style-name="standard">
      <style:graphic-properties draw:stroke="none" svg:stroke-color="#000000" draw:fill="none" draw:fill-color="#ffffff" fo:min-height="0.559cm"/>
    </style:style>
    <style:style style:name="gr60" style:family="graphic" style:parent-style-name="standard">
      <style:graphic-properties draw:stroke="none" svg:stroke-color="#000000" draw:fill="none" draw:fill-color="#ffffff" fo:min-height="0.873cm"/>
    </style:style>
    <style:style style:name="gr61" style:family="graphic" style:parent-style-name="standard">
      <style:graphic-properties draw:stroke="none" svg:stroke-color="#000000" draw:fill="none" draw:fill-color="#ffffff" fo:min-height="0.243cm"/>
    </style:style>
    <style:style style:name="gr62" style:family="graphic" style:parent-style-name="standard">
      <style:graphic-properties draw:stroke="none" svg:stroke-color="#000000" draw:fill="none" draw:fill-color="#ffffff" fo:min-height="1.02cm"/>
    </style:style>
    <style:style style:name="gr63" style:family="graphic" style:parent-style-name="objectwithoutfill">
      <style:graphic-properties draw:marker-start="Arrow_20_concave" draw:marker-end="Arrow_20_concave" draw:marker-end-width="0.3cm" svg:stroke-linecap="round" draw:fill="none" draw:textarea-vertical-align="middle"/>
    </style:style>
    <style:style style:name="gr64" style:family="graphic" style:parent-style-name="standard">
      <style:graphic-properties draw:marker-end="Arrow_20_concave" draw:textarea-vertical-align="middle"/>
    </style:style>
    <style:style style:name="gr6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6" style:family="graphic" style:parent-style-name="standard">
      <style:graphic-properties draw:stroke="none" svg:stroke-color="#000000" draw:fill="none" draw:fill-color="#ffffff" fo:min-height="0.004cm"/>
    </style:style>
    <style:style style:name="gr67" style:family="graphic" style:parent-style-name="standard">
      <style:graphic-properties draw:stroke="none" svg:stroke-color="#000000" draw:fill="none" draw:fill-color="#ffffff" fo:min-height="0.258cm"/>
    </style:style>
    <style:style style:name="gr68" style:family="graphic" style:parent-style-name="standard">
      <style:graphic-properties draw:stroke="none" svg:stroke-color="#000000" draw:fill="none" draw:fill-color="#ffffff" fo:min-height="0.131cm"/>
    </style:style>
    <style:style style:name="gr69" style:family="graphic" style:parent-style-name="standard">
      <style:graphic-properties draw:stroke="none" svg:stroke-color="#000000" draw:fill="none" draw:fill-color="#ffffff" fo:min-height="0.385cm"/>
    </style:style>
    <style:style style:name="P1" style:family="paragraph">
      <style:paragraph-properties fo:text-align="center"/>
    </style:style>
    <style:style style:name="P2" style:family="paragraph">
      <style:text-properties fo:font-size="10.5pt" style:font-size-asian="10.5pt" style:font-size-complex="10.5pt"/>
    </style:style>
    <style:style style:name="P3" style:family="paragraph">
      <style:text-properties fo:font-size="10pt" style:font-size-asian="10pt" style:font-size-complex="10pt"/>
    </style:style>
    <style:style style:name="P4" style:family="paragraph">
      <style:text-properties fo:font-size="11pt" style:font-size-asian="11pt" style:font-size-complex="11pt"/>
    </style:style>
    <style:style style:name="P5" style:family="paragraph">
      <style:paragraph-properties fo:text-align="center"/>
      <style:text-properties fo:font-size="18pt"/>
    </style:style>
    <style:style style:name="P6" style:family="paragraph">
      <style:text-properties fo:font-size="18pt"/>
    </style:style>
    <style:style style:name="P7" style:family="paragraph">
      <style:text-properties fo:font-size="9pt" style:font-size-asian="9pt" style:font-size-complex="9pt"/>
    </style:style>
    <style:style style:name="P8" style:family="paragraph">
      <style:text-properties fo:font-size="12pt" style:font-size-asian="12pt" style:font-size-complex="12pt"/>
    </style:style>
    <style:style style:name="P9" style:family="paragraph">
      <style:text-properties fo:font-size="8pt" style:font-size-asian="8pt" style:font-size-complex="8pt"/>
    </style:style>
    <style:style style:name="P10" style:family="paragraph">
      <style:text-properties fo:font-size="7pt" style:font-size-asian="7pt" style:font-size-complex="7pt"/>
    </style:style>
    <style:style style:name="P11" style:family="paragraph">
      <style:text-properties fo:font-size="6pt" style:font-size-asian="6pt" style:font-size-complex="6pt"/>
    </style:style>
    <style:style style:name="P12" style:family="paragraph">
      <style:paragraph-properties fo:text-align="center"/>
      <style:text-properties fo:font-size="7pt" style:font-size-asian="7pt" style:font-size-complex="7pt"/>
    </style:style>
    <style:style style:name="P13" style:family="paragraph">
      <style:text-properties fo:font-size="6pt" fo:font-weight="bold" style:font-size-asian="6pt" style:font-weight-asian="bold" style:font-size-complex="6pt" style:font-weight-complex="bold"/>
    </style:style>
    <style:style style:name="T1" style:family="text">
      <style:text-properties fo:font-size="13pt" style:font-size-asian="13pt" style:font-size-complex="13pt"/>
    </style:style>
    <style:style style:name="T2" style:family="text">
      <style:text-properties fo:font-size="10.5pt" style:font-size-asian="10.5pt" style:font-size-complex="10.5pt"/>
    </style:style>
    <style:style style:name="T3" style:family="text">
      <style:text-properties fo:font-size="10pt" style:font-size-asian="10pt" style:font-size-complex="10pt"/>
    </style:style>
    <style:style style:name="T4" style:family="text">
      <style:text-properties fo:font-size="11pt" style:font-size-asian="11pt" style:font-size-complex="11pt"/>
    </style:style>
    <style:style style:name="T5" style:family="text">
      <style:text-properties fo:font-size="18pt"/>
    </style:style>
    <style:style style:name="T6" style:family="text">
      <style:text-properties fo:font-size="8pt" style:font-size-asian="8pt" style:font-size-complex="8pt"/>
    </style:style>
    <style:style style:name="T7" style:family="text">
      <style:text-properties fo:font-size="14pt" style:font-size-asian="14pt" style:font-size-complex="14pt"/>
    </style:style>
    <style:style style:name="T8" style:family="text">
      <style:text-properties fo:font-size="9pt" style:font-size-asian="9pt" style:font-size-complex="9pt"/>
    </style:style>
    <style:style style:name="T9" style:family="text">
      <style:text-properties fo:font-size="12pt" style:font-size-asian="12pt" style:font-size-complex="12pt"/>
    </style:style>
    <style:style style:name="T10" style:family="text">
      <style:text-properties fo:font-size="7pt" style:font-size-asian="7pt" style:font-size-complex="7pt"/>
    </style:style>
    <style:style style:name="T11" style:family="text">
      <style:text-properties fo:font-size="6pt" style:font-size-asian="6pt" style:font-size-complex="6pt"/>
    </style:style>
    <style:style style:name="T12" style:family="text">
      <style:text-properties fo:font-size="6pt" fo:font-weight="bold" style:font-size-asian="6pt" style:font-weight-asian="bold" style:font-size-complex="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6.35cm" svg:height="1.778cm" svg:x="2.27cm" svg:y="2.27cm">
          <text:p text:style-name="P1">c_MemoryCell.h</text:p>
          <text:p text:style-name="P1">Class</text:p>
        </draw:rect>
        <draw:frame draw:style-name="gr2" draw:text-style-name="P2" draw:layer="layout" svg:width="3.702cm" svg:height="0.759cm" svg:x="2.886cm" svg:y="1.384cm">
          <draw:text-box>
            <text:p><text:span text:style-name="T1">Inherits Nothing</text:span></text:p>
          </draw:text-box>
        </draw:frame>
        <draw:rect draw:style-name="gr3" draw:text-style-name="P1" draw:layer="layout" svg:width="6.35cm" svg:height="16.51cm" svg:x="2.27cm" svg:y="6.08cm">
          <text:p/>
        </draw:rect>
        <draw:frame draw:style-name="gr4" draw:layer="layout" svg:width="4.9cm" svg:height="0.662cm" svg:x="2.397cm" svg:y="6.207cm">
          <draw:text-box>
            <text:p><text:span text:style-name="T2">Private Storage Containers</text:span></text:p>
          </draw:text-box>
        </draw:frame>
        <draw:line draw:style-name="gr5" draw:text-style-name="P1" draw:layer="layout" svg:x1="2.27cm" svg:y1="6.842cm" svg:x2="8.493cm" svg:y2="6.842cm">
          <text:p/>
        </draw:line>
        <draw:frame draw:style-name="gr6" draw:text-style-name="P3" draw:layer="layout" svg:width="5.891cm" svg:height="14.255cm" svg:x="2.217cm" svg:y="7.059cm">
          <draw:text-box>
            <text:p><text:span text:style-name="T3">pCellData</text:span></text:p>
            <text:p><text:span text:style-name="T3">pCellDataLC</text:span></text:p>
            <text:p><text:span text:style-name="T3">pGivenName</text:span></text:p>
            <text:p><text:span text:style-name="T3">pCellMiniDefinition</text:span></text:p>
            <text:p><text:span text:style-name="T3">pCellContractionLongFormFirst</text:span></text:p>
            <text:p><text:span text:style-name="T3">pCellContractionLongFormSecond</text:span></text:p>
            <text:p><text:span text:style-name="T3">pCossessiveRoot</text:span></text:p>
            <text:p><text:span text:style-name="T3">pPossessiveRootType</text:span></text:p>
            <text:p><text:span text:style-name="T3">pCellPurpose</text:span></text:p>
            <text:p><text:span text:style-name="T3">pWordType</text:span></text:p>
            <text:p><text:span text:style-name="T3">pWordTense</text:span></text:p>
            <text:p><text:span text:style-name="T3">pSecondaryType</text:span></text:p>
            <text:p><text:span text:style-name="T3">pAlternateType</text:span></text:p>
            <text:p><text:span text:style-name="T3">pGenderClass</text:span></text:p>
            <text:p><text:span text:style-name="T3">pIsRoot</text:span></text:p>
            <text:p><text:span text:style-name="T3">pIsSet(New Usage-Locked)</text:span></text:p>
            <text:p><text:span text:style-name="T3">pIsPluralPossessive</text:span></text:p>
            <text:p><text:span text:style-name="T3">pIsSingularPossessive</text:span></text:p>
            <text:p><text:span text:style-name="T3">pCellIsSingular</text:span></text:p>
            <text:p><text:span text:style-name="T3">pCellSingularForm</text:span></text:p>
            <text:p><text:span text:style-name="T3">pSingularLocation</text:span></text:p>
            <text:p><text:span text:style-name="T3">pNextVerb</text:span></text:p>
            <text:p><text:span text:style-name="T3">pNextNoun</text:span></text:p>
            <text:p><text:span text:style-name="T3">pToken</text:span></text:p>
            <text:p><text:span text:style-name="T3">pPointerToNextPattern</text:span></text:p>
            <text:p><text:span text:style-name="T3"/></text:p>
            <text:p><text:span text:style-name="T3">Multimap adjDescriptors</text:span></text:p>
            <text:p><text:span text:style-name="T3">MultiMap verbDescriptors</text:span></text:p>
            <text:p><text:span text:style-name="T3">MultiMap advDescriptors</text:span></text:p>
            <text:p><text:span text:style-name="T3"/></text:p>
            <text:p><text:span text:style-name="T3">Map RelatedNouns</text:span></text:p>
            <text:p><text:span text:style-name="T3"/></text:p>
            <text:p><text:span text:style-name="T3">MultiMap iterator mapIT</text:span></text:p>
            <text:p><text:span text:style-name="T3">MultiMap iterator strIT</text:span></text:p>
            <text:p><text:span text:style-name="T3"/></text:p>
            <text:p><text:span text:style-name="T3"/></text:p>
          </draw:text-box>
        </draw:frame>
        <draw:rect draw:style-name="gr7" draw:text-style-name="P1" draw:layer="layout" svg:width="6.35cm" svg:height="1.651cm" svg:x="12.43cm" svg:y="9.001cm">
          <text:p/>
        </draw:rect>
        <draw:frame draw:style-name="gr8" draw:text-style-name="P4" draw:layer="layout" svg:width="3.351cm" svg:height="1.123cm" svg:x="13.827cm" svg:y="9.275cm">
          <draw:text-box>
            <text:p><text:span text:style-name="T4">Public Functions</text:span></text:p>
            <text:p><text:span text:style-name="T4">Gets/Sets</text:span></text:p>
          </draw:text-box>
        </draw:frame>
        <draw:line draw:style-name="gr9" draw:text-style-name="P1" draw:layer="layout" svg:x1="8.747cm" svg:y1="9.89cm" svg:x2="12.303cm" svg:y2="9.89cm">
          <text:p/>
        </draw:line>
        <draw:custom-shape draw:style-name="gr10" draw:text-style-name="P1" draw:layer="layout" svg:width="6.35cm" svg:height="2.54cm" svg:x="12.43cm" svg:y="12.4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9" draw:text-style-name="P1" draw:layer="layout" svg:x1="15.351cm" svg:y1="10.652cm" svg:x2="15.351cm" svg:y2="12.43cm">
          <text:p/>
        </draw:line>
        <draw:frame draw:style-name="gr11" draw:text-style-name="P4" draw:layer="layout" svg:width="4.185cm" svg:height="1.123cm" svg:x="13.573cm" svg:y="13.212cm">
          <draw:text-box>
            <text:p><text:span text:style-name="T4">All access for outside</text:span></text:p>
            <text:p><text:span text:style-name="T4">Processes</text:span></text:p>
          </draw:text-box>
        </draw:frame>
        <draw:line draw:style-name="gr9" draw:text-style-name="P1" draw:layer="layout" svg:x1="18.018cm" svg:y1="13.7cm" svg:x2="20.59cm" svg:y2="13.7cm">
          <text:p/>
        </draw:line>
      </draw:page>
      <draw:page draw:name="page2" draw:style-name="dp1" draw:master-page-name="Default">
        <draw:rect draw:style-name="gr1" draw:text-style-name="P5" draw:layer="layout" svg:width="6.35cm" svg:height="1.778cm" svg:x="2.27cm" svg:y="2.27cm">
          <text:p text:style-name="P1"><text:span text:style-name="T5">c_Word.h</text:span></text:p>
          <text:p text:style-name="P1"><text:span text:style-name="T5">Class</text:span></text:p>
        </draw:rect>
        <draw:frame draw:style-name="gr2" draw:text-style-name="P2" draw:layer="layout" svg:width="3.702cm" svg:height="0.759cm" svg:x="2.886cm" svg:y="1.384cm">
          <draw:text-box>
            <text:p><text:span text:style-name="T1">Inherits Nothing</text:span></text:p>
          </draw:text-box>
        </draw:frame>
        <draw:rect draw:style-name="gr3" draw:text-style-name="P1" draw:layer="layout" svg:width="6.35cm" svg:height="16.51cm" svg:x="2.27cm" svg:y="6.08cm">
          <text:p/>
        </draw:rect>
        <draw:frame draw:style-name="gr4" draw:text-style-name="P6" draw:layer="layout" svg:width="4.9cm" svg:height="0.662cm" svg:x="2.397cm" svg:y="6.207cm">
          <draw:text-box>
            <text:p><text:span text:style-name="T2">Private Storage Containers</text:span></text:p>
          </draw:text-box>
        </draw:frame>
        <draw:line draw:style-name="gr5" draw:text-style-name="P1" draw:layer="layout" svg:x1="2.27cm" svg:y1="6.842cm" svg:x2="8.493cm" svg:y2="6.842cm">
          <text:p/>
        </draw:line>
        <draw:frame draw:style-name="gr12" draw:text-style-name="P3" draw:layer="layout" svg:width="5.87cm" svg:height="10.365cm" svg:x="2.217cm" svg:y="7.059cm">
          <draw:text-box>
            <text:p><text:span text:style-name="T3">String <text:s/>w_WordForm</text:span></text:p>
            <text:p><text:span text:style-name="T3">String <text:s/>w_WordFormLC</text:span></text:p>
            <text:p><text:span text:style-name="T3">String <text:s/>w_ContractionFormFirst</text:span></text:p>
            <text:p><text:span text:style-name="T3">String <text:s/>w_ContractionFormSecond</text:span></text:p>
            <text:p><text:span text:style-name="T3">String <text:s/>w_SingularForm</text:span></text:p>
            <text:p><text:span text:style-name="T3">String <text:s/>w_PluralRoot</text:span></text:p>
            <text:p><text:span text:style-name="T3">String <text:s/>w_SubWord</text:span></text:p>
            <text:p><text:span text:style-name="T3">String <text:s/>w_PossessiveRoot</text:span></text:p>
            <text:p><text:span text:style-name="T3">Bool <text:s text:c="3"/>w_IsContraction</text:span></text:p>
            <text:p><text:span text:style-name="T3">Bool <text:s text:c="3"/>w_IsPlural</text:span></text:p>
            <text:p><text:span text:style-name="T3">Bool <text:s text:c="3"/>w_SingularPossessive</text:span></text:p>
            <text:p><text:span text:style-name="T3">Bool <text:s text:c="3"/>w_PluralPossessive</text:span></text:p>
            <text:p><text:span text:style-name="T3">Int <text:s text:c="6"/>w_QuoteLocation</text:span></text:p>
            <text:p><text:span text:style-name="T3">Int <text:s text:c="6"/>w_WordTokens</text:span></text:p>
            <text:p><text:span text:style-name="T3">Char <text:s text:c="2"/>w_PossessiveRootType</text:span></text:p>
            <text:p><text:span text:style-name="T3">Char <text:s text:c="2"/>w_WordType</text:span></text:p>
            <text:p><text:span text:style-name="T3">Char <text:s text:c="2"/>w_GenderClass</text:span></text:p>
            <text:p><text:span text:style-name="T3">Char <text:s text:c="2"/>w_PluralWordFlag</text:span></text:p>
            <text:p><text:span text:style-name="T3">Char <text:s text:c="2"/>w_SecondaryType</text:span></text:p>
            <text:p><text:span text:style-name="T3">Char <text:s text:c="2"/>w_AlternateType</text:span></text:p>
            <text:p><text:span text:style-name="T3">Char <text:s text:c="2"/>w_WordTense</text:span></text:p>
            <text:p><text:span text:style-name="T3"/></text:p>
            <text:p><text:span text:style-name="T3">set&lt;string&gt; w_MiniDefinition</text:span></text:p>
            <text:p><text:span text:style-name="T3">set&lt;string&gt; w_Adjectives</text:span></text:p>
            <text:p><text:span text:style-name="T3">set&lt;string&gt; w_Adverbs</text:span></text:p>
            <text:p><text:span text:style-name="T3">set&lt;string&gt; w_RelatedNouns</text:span></text:p>
          </draw:text-box>
        </draw:frame>
        <draw:rect draw:style-name="gr7" draw:text-style-name="P1" draw:layer="layout" svg:width="6.35cm" svg:height="1.651cm" svg:x="12.43cm" svg:y="9.001cm">
          <text:p/>
        </draw:rect>
        <draw:frame draw:style-name="gr8" draw:text-style-name="P4" draw:layer="layout" svg:width="3.351cm" svg:height="1.123cm" svg:x="13.827cm" svg:y="9.275cm">
          <draw:text-box>
            <text:p><text:span text:style-name="T4">Public Functions</text:span></text:p>
            <text:p><text:span text:style-name="T4">Gets/Sets</text:span></text:p>
          </draw:text-box>
        </draw:frame>
        <draw:line draw:style-name="gr9" draw:text-style-name="P1" draw:layer="layout" svg:x1="8.747cm" svg:y1="9.89cm" svg:x2="12.303cm" svg:y2="9.89cm">
          <text:p/>
        </draw:line>
        <draw:custom-shape draw:style-name="gr10" draw:text-style-name="P1" draw:layer="layout" svg:width="6.35cm" svg:height="2.54cm" svg:x="12.43cm" svg:y="12.4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9" draw:text-style-name="P1" draw:layer="layout" svg:x1="15.351cm" svg:y1="10.652cm" svg:x2="15.351cm" svg:y2="12.43cm">
          <text:p/>
        </draw:line>
        <draw:frame draw:style-name="gr11" draw:text-style-name="P4" draw:layer="layout" svg:width="4.185cm" svg:height="1.123cm" svg:x="13.573cm" svg:y="13.212cm">
          <draw:text-box>
            <text:p><text:span text:style-name="T4">All access for outside</text:span></text:p>
            <text:p><text:span text:style-name="T4">Processes</text:span></text:p>
          </draw:text-box>
        </draw:frame>
        <draw:line draw:style-name="gr9" draw:text-style-name="P1" draw:layer="layout" svg:x1="18.018cm" svg:y1="13.7cm" svg:x2="20.59cm" svg:y2="13.7cm">
          <text:p/>
        </draw:line>
      </draw:page>
      <draw:page draw:name="page3" draw:style-name="dp1" draw:master-page-name="Default">
        <draw:rect draw:style-name="gr1" draw:text-style-name="P5" draw:layer="layout" svg:width="6.35cm" svg:height="1.778cm" svg:x="2.27cm" svg:y="2.27cm">
          <text:p text:style-name="P1"><text:span text:style-name="T5">c_Sentence.h</text:span></text:p>
          <text:p text:style-name="P1"><text:span text:style-name="T5">Class</text:span></text:p>
        </draw:rect>
        <draw:frame draw:style-name="gr13" draw:text-style-name="P2" draw:layer="layout" svg:width="4.316cm" svg:height="1.207cm" svg:x="2.886cm" svg:y="1.254cm">
          <draw:text-box>
            <text:p><text:span text:style-name="T1">Inherits c_Words.h</text:span></text:p>
            <text:p><text:span text:style-name="T6"><text:s text:c="12"/></text:span><text:span text:style-name="T6">See Page 2</text:span></text:p>
          </draw:text-box>
        </draw:frame>
        <draw:rect draw:style-name="gr3" draw:text-style-name="P1" draw:layer="layout" svg:width="6.35cm" svg:height="16.51cm" svg:x="2.27cm" svg:y="6.08cm">
          <text:p/>
        </draw:rect>
        <draw:frame draw:style-name="gr4" draw:text-style-name="P6" draw:layer="layout" svg:width="4.9cm" svg:height="0.662cm" svg:x="2.397cm" svg:y="6.207cm">
          <draw:text-box>
            <text:p><text:span text:style-name="T2">Private Storage Containers</text:span></text:p>
          </draw:text-box>
        </draw:frame>
        <draw:line draw:style-name="gr5" draw:text-style-name="P1" draw:layer="layout" svg:x1="2.27cm" svg:y1="6.842cm" svg:x2="8.493cm" svg:y2="6.842cm">
          <text:p/>
        </draw:line>
        <draw:frame draw:style-name="gr14" draw:text-style-name="P3" draw:layer="layout" svg:width="5.709cm" svg:height="14.255cm" svg:x="2.217cm" svg:y="7.059cm">
          <draw:text-box>
            <text:p><text:span text:style-name="T3">Int <text:s text:c="7"/>WordCount</text:span></text:p>
            <text:p><text:span text:style-name="T3">Int <text:s text:c="7"/>SubjectLocation</text:span></text:p>
            <text:p><text:span text:style-name="T3">Int <text:s text:c="7"/>IndirectObjectLocation</text:span></text:p>
            <text:p><text:span text:style-name="T3">Int <text:s text:c="7"/>AdverbLocation</text:span></text:p>
            <text:p><text:span text:style-name="T3">Int <text:s text:c="7"/>AdjectiveLocation</text:span></text:p>
            <text:p><text:span text:style-name="T3">Int <text:s text:c="7"/>SentenceDirection</text:span></text:p>
            <text:p><text:span text:style-name="T3">Int <text:s text:c="7"/>ConjunctionLocation</text:span></text:p>
            <text:p><text:span text:style-name="T3">Int <text:s text:c="7"/>NounCount</text:span></text:p>
            <text:p><text:span text:style-name="T3">Int <text:s text:c="7"/>VerbLocation</text:span></text:p>
            <text:p><text:span text:style-name="T3">Int <text:s text:c="7"/>NamePointer</text:span></text:p>
            <text:p><text:span text:style-name="T3">Int <text:s text:c="7"/>PrepositionPosition</text:span></text:p>
            <text:p><text:span text:style-name="T3">String <text:s text:c="2"/>OriginalString</text:span></text:p>
            <text:p><text:span text:style-name="T3">String <text:s text:c="2"/>Pattern</text:span></text:p>
            <text:p><text:span text:style-name="T3">String <text:s text:c="2"/>PreprocessedPattern</text:span></text:p>
            <text:p><text:span text:style-name="T3">String <text:s text:c="2"/>GistOfSentence</text:span></text:p>
            <text:p><text:span text:style-name="T3">String <text:s text:c="2"/>subGistOfSentence</text:span></text:p>
            <text:p><text:span text:style-name="T3">String <text:s text:c="2"/>SupportivePhrase</text:span></text:p>
            <text:p><text:span text:style-name="T3">String <text:s text:c="2"/>SecondSubject</text:span></text:p>
            <text:p><text:span text:style-name="T3">Int <text:s text:c="8"/>SecondSubjectLocation</text:span></text:p>
            <text:p><text:span text:style-name="T3">Char <text:s text:c="4"/>Punctuation</text:span></text:p>
            <text:p><text:span text:style-name="T3">Bool <text:s text:c="5"/>HasPunctuation</text:span></text:p>
            <text:p><text:span text:style-name="T3">Bool <text:s text:c="5"/>IsQuestion</text:span></text:p>
            <text:p><text:span text:style-name="T3">Bool <text:s text:c="5"/>HasContraction</text:span></text:p>
            <text:p><text:span text:style-name="T3">Bool <text:s text:c="5"/>HasPluralPronoun</text:span></text:p>
            <text:p><text:span text:style-name="T3">Bool <text:s text:c="5"/>HasGreetingWord</text:span></text:p>
            <text:p><text:span text:style-name="T3">Bool <text:s text:c="5"/>HasGenderReference</text:span></text:p>
            <text:p><text:span text:style-name="T3">Bool <text:s text:c="5"/>HasPreposition</text:span></text:p>
            <text:p><text:span text:style-name="T3">Bool <text:s text:c="5"/>HasDualSubjects</text:span></text:p>
            <text:p><text:span text:style-name="T3">Bool <text:s text:c="5"/>HasBeenUnderstood</text:span></text:p>
            <text:p><text:span text:style-name="T3">Bool <text:s text:c="5"/>HasGenderDeterminer</text:span></text:p>
            <text:p><text:span text:style-name="T3">Bool <text:s text:c="5"/>HasPronoun</text:span></text:p>
            <text:p><text:span text:style-name="T3">Int <text:s text:c="8"/>sDaysOld</text:span></text:p>
            <text:p><text:span text:style-name="T3">Int <text:s text:c="8"/>sUnderstandinglevel</text:span></text:p>
            <text:p><text:span text:style-name="T3"/></text:p>
            <text:p><text:span text:style-name="T3">map&lt;string,c_Word.h&gt; WordMap</text:span></text:p>
            <text:p><text:span text:style-name="T3"/></text:p>
          </draw:text-box>
        </draw:frame>
        <draw:rect draw:style-name="gr7" draw:text-style-name="P1" draw:layer="layout" svg:width="6.35cm" svg:height="1.651cm" svg:x="12.43cm" svg:y="9.001cm">
          <text:p/>
        </draw:rect>
        <draw:frame draw:style-name="gr8" draw:text-style-name="P4" draw:layer="layout" svg:width="3.351cm" svg:height="1.123cm" svg:x="13.827cm" svg:y="9.275cm">
          <draw:text-box>
            <text:p><text:span text:style-name="T4">Public Functions</text:span></text:p>
            <text:p><text:span text:style-name="T4">Gets/Sets</text:span></text:p>
          </draw:text-box>
        </draw:frame>
        <draw:line draw:style-name="gr9" draw:text-style-name="P1" draw:layer="layout" svg:x1="8.747cm" svg:y1="9.89cm" svg:x2="12.303cm" svg:y2="9.89cm">
          <text:p/>
        </draw:line>
        <draw:custom-shape draw:style-name="gr10" draw:text-style-name="P1" draw:layer="layout" svg:width="6.35cm" svg:height="2.54cm" svg:x="12.43cm" svg:y="12.4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9" draw:text-style-name="P1" draw:layer="layout" svg:x1="15.351cm" svg:y1="10.652cm" svg:x2="15.351cm" svg:y2="12.43cm">
          <text:p/>
        </draw:line>
        <draw:frame draw:style-name="gr11" draw:text-style-name="P4" draw:layer="layout" svg:width="4.185cm" svg:height="1.123cm" svg:x="13.573cm" svg:y="13.212cm">
          <draw:text-box>
            <text:p><text:span text:style-name="T4">All access for outside</text:span></text:p>
            <text:p><text:span text:style-name="T4">Processes</text:span></text:p>
          </draw:text-box>
        </draw:frame>
        <draw:rect draw:style-name="gr15" draw:text-style-name="P1" draw:layer="layout" svg:width="6.35cm" svg:height="1.651cm" svg:x="12.43cm" svg:y="4.802cm">
          <text:p/>
        </draw:rect>
        <draw:frame draw:style-name="gr16" draw:text-style-name="P4" draw:layer="layout" svg:width="3.556cm" svg:height="1.361cm" svg:x="14.208cm" svg:y="4.937cm">
          <draw:text-box>
            <text:p><text:span text:style-name="T7">c_Words.h</text:span></text:p>
            <text:p><text:span text:style-name="T7"><text:s text:c="4"/></text:span><text:span text:style-name="T7">Class</text:span></text:p>
          </draw:text-box>
        </draw:frame>
        <draw:line draw:style-name="gr9" draw:text-style-name="P1" draw:layer="layout" svg:x1="15.351cm" svg:y1="9.001cm" svg:x2="15.351cm" svg:y2="6.461cm">
          <text:p/>
        </draw:line>
        <draw:line draw:style-name="gr9" draw:text-style-name="P1" draw:layer="layout" svg:x1="18.018cm" svg:y1="13.7cm" svg:x2="20.431cm" svg:y2="13.7cm">
          <text:p/>
        </draw:line>
      </draw:page>
      <draw:page draw:name="page4" draw:style-name="dp1" draw:master-page-name="Default">
        <draw:rect draw:style-name="gr1" draw:text-style-name="P5" draw:layer="layout" svg:width="6.35cm" svg:height="1.778cm" svg:x="2.27cm" svg:y="2.27cm">
          <text:p text:style-name="P1"><text:span text:style-name="T5">c_Lobes.h</text:span></text:p>
          <text:p text:style-name="P1"><text:span text:style-name="T5">Class</text:span></text:p>
        </draw:rect>
        <draw:frame draw:style-name="gr17" draw:text-style-name="P2" draw:layer="layout" svg:width="6.35cm" svg:height="1.585cm" svg:x="2.27cm" svg:y="1.254cm">
          <draw:text-box>
            <text:p><text:span text:style-name="T1">Inherits c_MemoryCell.h</text:span></text:p>
            <text:p><text:span text:style-name="T6"><text:s text:c="20"/></text:span><text:span text:style-name="T6">See Page 1</text:span></text:p>
          </draw:text-box>
        </draw:frame>
        <draw:rect draw:style-name="gr3" draw:text-style-name="P1" draw:layer="layout" svg:width="6.35cm" svg:height="16.51cm" svg:x="2.27cm" svg:y="6.08cm">
          <text:p/>
        </draw:rect>
        <draw:frame draw:style-name="gr4" draw:text-style-name="P6" draw:layer="layout" svg:width="4.9cm" svg:height="0.662cm" svg:x="2.397cm" svg:y="6.207cm">
          <draw:text-box>
            <text:p><text:span text:style-name="T2">Private Storage Containers</text:span></text:p>
          </draw:text-box>
        </draw:frame>
        <draw:line draw:style-name="gr5" draw:text-style-name="P1" draw:layer="layout" svg:x1="2.27cm" svg:y1="6.842cm" svg:x2="8.493cm" svg:y2="6.842cm">
          <text:p/>
        </draw:line>
        <draw:frame draw:style-name="gr18" draw:text-style-name="P3" draw:layer="layout" svg:width="6.484cm" svg:height="5.308cm" svg:x="2.217cm" svg:y="7.059cm">
          <draw:text-box>
            <text:p><text:span text:style-name="T3">UnorderedMap RightLobeMemoryMap</text:span></text:p>
            <text:p><text:span text:style-name="T3">UnorderedMap LeftLobeMemoryMap</text:span></text:p>
            <text:p><text:span text:style-name="T3"/></text:p>
            <text:p><text:span text:style-name="T3">UnorderedMap Iterator mapIT</text:span></text:p>
            <text:p><text:span text:style-name="T3">UnorderedMap iterator fileIT</text:span></text:p>
            <text:p><text:span text:style-name="T3"/></text:p>
            <text:p><text:span text:style-name="T3">Map RightLobeCellMap</text:span></text:p>
            <text:p><text:span text:style-name="T3">Map LeftLobeCellMap</text:span></text:p>
            <text:p><text:span text:style-name="T3">Map iterator CellMapIT</text:span></text:p>
            <text:p><text:span text:style-name="T3"/></text:p>
            <text:p><text:span text:style-name="T3"/></text:p>
            <text:p><text:span text:style-name="T3"/></text:p>
            <text:p><text:span text:style-name="T3"/></text:p>
          </draw:text-box>
        </draw:frame>
        <draw:rect draw:style-name="gr7" draw:text-style-name="P1" draw:layer="layout" svg:width="6.35cm" svg:height="1.651cm" svg:x="12.43cm" svg:y="10.201cm">
          <text:p/>
        </draw:rect>
        <draw:frame draw:style-name="gr8" draw:text-style-name="P4" draw:layer="layout" svg:width="3.351cm" svg:height="1.123cm" svg:x="13.827cm" svg:y="10.475cm">
          <draw:text-box>
            <text:p><text:span text:style-name="T4">Public Functions</text:span></text:p>
            <text:p><text:span text:style-name="T4">Gets/Sets</text:span></text:p>
          </draw:text-box>
        </draw:frame>
        <draw:line draw:style-name="gr9" draw:text-style-name="P1" draw:layer="layout" svg:x1="8.747cm" svg:y1="11.09cm" svg:x2="12.303cm" svg:y2="11.09cm">
          <text:p/>
        </draw:line>
        <draw:custom-shape draw:style-name="gr10" draw:text-style-name="P1" draw:layer="layout" svg:width="6.35cm" svg:height="2.54cm" svg:x="12.43cm" svg:y="13.5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9" draw:text-style-name="P1" draw:layer="layout" svg:x1="15.351cm" svg:y1="11.752cm" svg:x2="15.351cm" svg:y2="13.53cm">
          <text:p/>
        </draw:line>
        <draw:frame draw:style-name="gr11" draw:text-style-name="P4" draw:layer="layout" svg:width="4.185cm" svg:height="1.123cm" svg:x="13.573cm" svg:y="14.312cm">
          <draw:text-box>
            <text:p><text:span text:style-name="T4">All access for outside</text:span></text:p>
            <text:p><text:span text:style-name="T4">Processes</text:span></text:p>
          </draw:text-box>
        </draw:frame>
        <draw:rect draw:style-name="gr7" draw:text-style-name="P1" draw:layer="layout" svg:width="6.35cm" svg:height="1.651cm" svg:x="12.43cm" svg:y="7.38cm">
          <text:p/>
        </draw:rect>
        <draw:line draw:style-name="gr9" draw:text-style-name="P1" draw:layer="layout" svg:x1="15.351cm" svg:y1="10.201cm" svg:x2="15.351cm" svg:y2="8.931cm">
          <text:p/>
        </draw:line>
        <draw:rect draw:style-name="gr7" draw:text-style-name="P1" draw:layer="layout" svg:width="6.35cm" svg:height="1.651cm" svg:x="12.43cm" svg:y="1.403cm">
          <text:p/>
        </draw:rect>
        <draw:rect draw:style-name="gr7" draw:text-style-name="P1" draw:layer="layout" svg:width="6.35cm" svg:height="1.651cm" svg:x="12.43cm" svg:y="4.403cm">
          <text:p/>
        </draw:rect>
        <draw:frame draw:style-name="gr16" draw:text-style-name="P4" draw:layer="layout" svg:width="3.556cm" svg:height="1.361cm" svg:x="14.208cm" svg:y="4.537cm">
          <draw:text-box>
            <text:p><text:span text:style-name="T7">c_Words.h</text:span></text:p>
            <text:p><text:span text:style-name="T7"><text:s text:c="4"/></text:span><text:span text:style-name="T7">Class</text:span></text:p>
          </draw:text-box>
        </draw:frame>
        <draw:frame draw:style-name="gr19" draw:text-style-name="P4" draw:layer="layout" svg:width="4.318cm" svg:height="1.916cm" svg:x="13.446cm" svg:y="1.438cm">
          <draw:text-box>
            <text:p><text:span text:style-name="T7">c_MemoryCells.h</text:span></text:p>
            <text:p><text:span text:style-name="T7"><text:s text:c="8"/></text:span><text:span text:style-name="T7">Class</text:span></text:p>
          </draw:text-box>
        </draw:frame>
        <draw:frame draw:style-name="gr16" draw:text-style-name="P4" draw:layer="layout" svg:width="3.556cm" svg:height="1.361cm" svg:x="14.208cm" svg:y="7.538cm">
          <draw:text-box>
            <text:p><text:span text:style-name="T7">c_Sentence.h</text:span></text:p>
            <text:p><text:span text:style-name="T7"><text:s text:c="4"/></text:span><text:span text:style-name="T7">Class</text:span></text:p>
          </draw:text-box>
        </draw:frame>
        <draw:line draw:style-name="gr9" draw:text-style-name="P1" draw:layer="layout" svg:x1="15.351cm" svg:y1="7.301cm" svg:x2="15.351cm" svg:y2="6.031cm">
          <text:p/>
        </draw:line>
        <draw:line draw:style-name="gr9" draw:text-style-name="P1" draw:layer="layout" svg:x1="15.351cm" svg:y1="4.301cm" svg:x2="15.351cm" svg:y2="3.031cm">
          <text:p/>
        </draw:line>
        <draw:custom-shape draw:style-name="gr20" draw:text-style-name="P1" draw:layer="layout" svg:width="4.966cm" svg:height="5.08cm" svg:x="13.56cm" svg:y="17.6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2" draw:layer="layout" svg:width="5.087cm" svg:height="0.662cm" svg:x="2.886cm" svg:y="19.742cm">
          <draw:text-box>
            <text:p><text:span text:style-name="T2">MemoryCell File Read/Write</text:span></text:p>
          </draw:text-box>
        </draw:frame>
        <draw:line draw:style-name="gr9" draw:text-style-name="P1" draw:layer="layout" svg:x1="8.62cm" svg:y1="20.05cm" svg:x2="13.573cm" svg:y2="20.05cm">
          <text:p/>
        </draw:line>
        <draw:frame draw:style-name="gr22" draw:text-style-name="P2" draw:layer="layout" svg:width="3.918cm" svg:height="0.662cm" svg:x="14.081cm" svg:y="19.796cm">
          <draw:text-box>
            <text:p><text:span text:style-name="T2">File:LearnedData.dat</text:span></text:p>
          </draw:text-box>
        </draw:frame>
        <draw:line draw:style-name="gr9" draw:text-style-name="P1" draw:layer="layout" svg:x1="18.018cm" svg:y1="14.97cm" svg:x2="20.431cm" svg:y2="14.97cm">
          <text:p/>
        </draw:line>
        <draw:frame draw:style-name="gr23" draw:text-style-name="P2" draw:layer="layout" svg:width="4.604cm" svg:height="0.662cm" svg:x="3.178cm" svg:y="21.447cm">
          <draw:text-box>
            <text:p><text:span text:style-name="T2">Pattern Work Read/Write</text:span></text:p>
          </draw:text-box>
        </draw:frame>
        <draw:frame draw:style-name="gr24" draw:text-style-name="P2" draw:layer="layout" svg:width="5.197cm" svg:height="0.662cm" svg:x="13.439cm" svg:y="21.447cm">
          <draw:text-box>
            <text:p><text:span text:style-name="T2">File:PatternWorkLearned.dat</text:span></text:p>
          </draw:text-box>
        </draw:frame>
        <draw:line draw:style-name="gr9" draw:text-style-name="P1" draw:layer="layout" svg:x1="8.62cm" svg:y1="21.828cm" svg:x2="13.573cm" svg:y2="21.828cm">
          <text:p/>
        </draw:line>
        <draw:frame draw:style-name="gr25" draw:text-style-name="P2" draw:layer="layout" svg:width="3.698cm" svg:height="0.662cm" svg:x="3.286cm" svg:y="18.272cm">
          <draw:text-box>
            <text:p><text:span text:style-name="T2">File Version Control</text:span></text:p>
          </draw:text-box>
        </draw:frame>
        <draw:line draw:style-name="gr26" draw:text-style-name="P1" draw:layer="layout" svg:x1="8.62cm" svg:y1="18.653cm" svg:x2="13.446cm" svg:y2="18.653cm">
          <text:p/>
        </draw:line>
        <draw:frame draw:style-name="gr27" draw:text-style-name="P7" draw:layer="layout" svg:width="6.606cm" svg:height="0.603cm" svg:x="2.086cm" svg:y="4.137cm">
          <draw:text-box>
            <text:p><text:span text:style-name="T8">Primary function is to access Memory Cells</text:span></text:p>
          </draw:text-box>
        </draw:frame>
      </draw:page>
      <draw:page draw:name="page5" draw:style-name="dp1" draw:master-page-name="Default">
        <draw:line draw:style-name="gr26" draw:text-style-name="P1" draw:layer="layout" svg:x1="15.58cm" svg:y1="22.151cm" svg:x2="15.58cm" svg:y2="23.167cm">
          <text:p/>
        </draw:line>
        <draw:line draw:style-name="gr26" draw:text-style-name="P1" draw:layer="layout" svg:x1="15.58cm" svg:y1="19.951cm" svg:x2="15.58cm" svg:y2="20.967cm">
          <text:p/>
        </draw:line>
        <draw:line draw:style-name="gr26" draw:text-style-name="P1" draw:layer="layout" svg:x1="15.58cm" svg:y1="17.751cm" svg:x2="15.58cm" svg:y2="18.767cm">
          <text:p/>
        </draw:line>
        <draw:line draw:style-name="gr26" draw:text-style-name="P1" draw:layer="layout" svg:x1="15.58cm" svg:y1="15.551cm" svg:x2="15.58cm" svg:y2="16.567cm">
          <text:p/>
        </draw:line>
        <draw:line draw:style-name="gr26" draw:text-style-name="P1" draw:layer="layout" svg:x1="15.58cm" svg:y1="13.351cm" svg:x2="15.58cm" svg:y2="14.367cm">
          <text:p/>
        </draw:line>
        <draw:line draw:style-name="gr26" draw:text-style-name="P1" draw:layer="layout" svg:x1="15.58cm" svg:y1="11.251cm" svg:x2="15.58cm" svg:y2="12.267cm">
          <text:p/>
        </draw:line>
        <draw:line draw:style-name="gr26" draw:text-style-name="P1" draw:layer="layout" svg:x1="15.58cm" svg:y1="9.051cm" svg:x2="15.58cm" svg:y2="10.067cm">
          <text:p/>
        </draw:line>
        <draw:line draw:style-name="gr26" draw:text-style-name="P1" draw:layer="layout" svg:x1="15.58cm" svg:y1="6.951cm" svg:x2="15.58cm" svg:y2="7.967cm">
          <text:p/>
        </draw:line>
        <draw:line draw:style-name="gr26" draw:text-style-name="P1" draw:layer="layout" svg:x1="15.58cm" svg:y1="4.851cm" svg:x2="15.58cm" svg:y2="5.867cm">
          <text:p/>
        </draw:line>
        <draw:line draw:style-name="gr26" draw:text-style-name="P1" draw:layer="layout" svg:x1="15.58cm" svg:y1="2.651cm" svg:x2="15.58cm" svg:y2="3.667cm">
          <text:p/>
        </draw:line>
        <draw:rect draw:style-name="gr28" draw:text-style-name="P5" xml:id="id6" draw:id="id6" draw:layer="layout" svg:width="6.35cm" svg:height="1.778cm" svg:x="1.254cm" svg:y="2.27cm">
          <text:p text:style-name="P1"><text:span text:style-name="T5">c_MemoryCell.h</text:span></text:p>
        </draw:rect>
        <draw:frame draw:style-name="gr29" draw:text-style-name="P2" draw:layer="layout" svg:width="4.826cm" svg:height="1.077cm" svg:x="2.27cm" svg:y="1.254cm">
          <draw:text-box>
            <text:p><text:span text:style-name="T1">Stand Alone Classes</text:span></text:p>
            <text:p><text:span text:style-name="T6"><text:s text:c="20"/></text:span></text:p>
          </draw:text-box>
        </draw:frame>
        <draw:rect draw:style-name="gr7" draw:text-style-name="P1" draw:layer="layout" svg:width="6.35cm" svg:height="1.651cm" svg:x="12.43cm" svg:y="7.844cm">
          <text:p/>
        </draw:rect>
        <draw:custom-shape draw:style-name="gr10" draw:text-style-name="P1" draw:layer="layout" svg:width="6.35cm" svg:height="2.54cm" svg:x="1.889cm" svg:y="22.59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11" draw:text-style-name="P4" draw:layer="layout" svg:width="4.185cm" svg:height="1.123cm" svg:x="3.546cm" svg:y="23.245cm">
          <draw:text-box>
            <text:p><text:span text:style-name="T4">All access from</text:span></text:p>
            <text:p><text:span text:style-name="T4"><text:s text:c="3"/></text:span><text:span text:style-name="T4">int main()</text:span></text:p>
          </draw:text-box>
        </draw:frame>
        <draw:rect draw:style-name="gr7" draw:text-style-name="P1" draw:layer="layout" svg:width="6.35cm" svg:height="1.651cm" svg:x="12.43cm" svg:y="5.78cm">
          <text:p/>
        </draw:rect>
        <draw:rect draw:style-name="gr7" draw:text-style-name="P1" xml:id="id4" draw:id="id4" draw:layer="layout" svg:width="6.35cm" svg:height="1.651cm" svg:x="12.43cm" svg:y="1.403cm">
          <text:p/>
        </draw:rect>
        <draw:rect draw:style-name="gr7" draw:text-style-name="P1" draw:layer="layout" svg:width="6.35cm" svg:height="1.651cm" svg:x="12.43cm" svg:y="3.603cm">
          <text:p/>
        </draw:rect>
        <draw:rect draw:style-name="gr28" draw:text-style-name="P5" xml:id="id2" draw:id="id2" draw:layer="layout" svg:width="6.35cm" svg:height="1.778cm" svg:x="1.254cm" svg:y="4.37cm">
          <text:p text:style-name="P1"><text:span text:style-name="T5">c_Word.h</text:span></text:p>
        </draw:rect>
        <draw:rect draw:style-name="gr28" draw:text-style-name="P5" xml:id="id3" draw:id="id3" draw:layer="layout" svg:width="6.35cm" svg:height="1.778cm" svg:x="1.254cm" svg:y="6.47cm">
          <text:p text:style-name="P1"><text:span text:style-name="T5">c2_Sentence.h</text:span></text:p>
        </draw:rect>
        <draw:rect draw:style-name="gr28" draw:text-style-name="P5" draw:layer="layout" svg:width="6.35cm" svg:height="1.778cm" svg:x="1.254cm" svg:y="8.57cm">
          <text:p text:style-name="P1"><text:span text:style-name="T5">Library.cpp</text:span></text:p>
        </draw:rect>
        <draw:rect draw:style-name="gr7" draw:text-style-name="P1" xml:id="id1" draw:id="id1" draw:layer="layout" svg:width="6.35cm" svg:height="1.651cm" svg:x="12.43cm" svg:y="10.002cm">
          <text:p/>
        </draw:rect>
        <draw:rect draw:style-name="gr7" draw:text-style-name="P1" draw:layer="layout" svg:width="6.35cm" svg:height="1.651cm" svg:x="12.43cm" svg:y="12.102cm">
          <text:p/>
        </draw:rect>
        <draw:rect draw:style-name="gr7" draw:text-style-name="P1" xml:id="id7" draw:id="id7" draw:layer="layout" svg:width="6.35cm" svg:height="1.651cm" svg:x="12.43cm" svg:y="14.203cm">
          <text:p/>
        </draw:rect>
        <draw:rect draw:style-name="gr7" draw:text-style-name="P1" draw:layer="layout" svg:width="6.35cm" svg:height="1.651cm" svg:x="12.43cm" svg:y="16.503cm">
          <text:p/>
        </draw:rect>
        <draw:rect draw:style-name="gr7" draw:text-style-name="P1" draw:layer="layout" svg:width="6.35cm" svg:height="1.651cm" svg:x="12.43cm" svg:y="18.704cm">
          <text:p/>
        </draw:rect>
        <draw:rect draw:style-name="gr7" draw:text-style-name="P1" draw:layer="layout" svg:width="6.35cm" svg:height="1.651cm" svg:x="12.43cm" svg:y="20.905cm">
          <text:p/>
        </draw:rect>
        <draw:rect draw:style-name="gr7" draw:text-style-name="P1" draw:layer="layout" svg:width="6.35cm" svg:height="1.651cm" svg:x="12.43cm" svg:y="23.106cm">
          <text:p/>
        </draw:rect>
        <draw:frame draw:style-name="gr30" draw:text-style-name="P8" draw:layer="layout" svg:width="2.466cm" svg:height="0.725cm" svg:x="14.208cm" svg:y="1.799cm">
          <draw:text-box>
            <text:p><text:span text:style-name="T9">c_Lobes.h</text:span></text:p>
          </draw:text-box>
        </draw:frame>
        <draw:frame draw:style-name="gr31" draw:text-style-name="P8" draw:layer="layout" svg:width="2.792cm" svg:height="0.725cm" svg:x="14.208cm" svg:y="4.048cm">
          <draw:text-box>
            <text:p><text:span text:style-name="T9">c_Medulla.h</text:span></text:p>
          </draw:text-box>
        </draw:frame>
        <draw:frame draw:style-name="gr32" draw:text-style-name="P8" draw:layer="layout" svg:width="4.769cm" svg:height="0.725cm" svg:x="13.249cm" svg:y="6.244cm">
          <draw:text-box>
            <text:p><text:span text:style-name="T9">c_ShortTermMemory.h</text:span></text:p>
          </draw:text-box>
        </draw:frame>
        <draw:frame draw:style-name="gr33" draw:text-style-name="P8" draw:layer="layout" svg:width="3.372cm" svg:height="0.725cm" svg:x="14.011cm" svg:y="8.366cm">
          <draw:text-box>
            <text:p><text:span text:style-name="T9">c_Personality.h</text:span></text:p>
          </draw:text-box>
        </draw:frame>
        <draw:frame draw:style-name="gr34" draw:text-style-name="P8" draw:layer="layout" svg:width="3.106cm" svg:height="0.725cm" svg:x="14.023cm" svg:y="10.525cm">
          <draw:text-box>
            <text:p><text:span text:style-name="T9">c_Sentence.h</text:span></text:p>
          </draw:text-box>
        </draw:frame>
        <draw:frame draw:style-name="gr35" draw:text-style-name="P8" draw:layer="layout" svg:width="3.787cm" svg:height="0.725cm" svg:x="13.827cm" svg:y="12.557cm">
          <draw:text-box>
            <text:p><text:span text:style-name="T9">c_SubjectStack.h</text:span></text:p>
          </draw:text-box>
        </draw:frame>
        <draw:frame draw:style-name="gr30" draw:text-style-name="P8" draw:layer="layout" svg:width="4.697cm" svg:height="0.725cm" svg:x="13.446cm" svg:y="14.716cm">
          <draw:text-box>
            <text:p><text:span text:style-name="T9">c_LongTermMemory.h</text:span></text:p>
          </draw:text-box>
        </draw:frame>
        <draw:frame draw:style-name="gr36" draw:text-style-name="P8" draw:layer="layout" svg:width="3.194cm" svg:height="0.725cm" svg:x="14.062cm" svg:y="17.002cm">
          <draw:text-box>
            <text:p><text:span text:style-name="T9">c_Language.h</text:span></text:p>
          </draw:text-box>
        </draw:frame>
        <draw:frame draw:style-name="gr37" draw:text-style-name="P8" draw:layer="layout" svg:width="2.551cm" svg:height="0.725cm" svg:x="14.208cm" svg:y="19.198cm">
          <draw:text-box>
            <text:p><text:span text:style-name="T9">c_Cortex.h</text:span></text:p>
          </draw:text-box>
        </draw:frame>
        <draw:frame draw:style-name="gr38" draw:text-style-name="P8" draw:layer="layout" svg:width="3.478cm" svg:height="0.725cm" svg:x="13.827cm" svg:y="21.484cm">
          <draw:text-box>
            <text:p><text:span text:style-name="T9">c_Cerebellum.h</text:span></text:p>
          </draw:text-box>
        </draw:frame>
        <draw:frame draw:style-name="gr39" draw:text-style-name="P8" draw:layer="layout" svg:width="2.297cm" svg:height="0.725cm" svg:x="14.451cm" svg:y="23.606cm">
          <draw:text-box>
            <text:p><text:span text:style-name="T9">c_Brain.h</text:span></text:p>
          </draw:text-box>
        </draw:frame>
        <draw:line draw:style-name="gr40" draw:text-style-name="P1" draw:layer="layout" svg:x1="7.477cm" svg:y1="23.86cm" svg:x2="12.43cm" svg:y2="23.86cm">
          <text:p/>
        </draw:line>
        <draw:connector draw:style-name="gr41" draw:text-style-name="P1" draw:layer="layout" svg:x1="12.43cm" svg:y1="10.827cm" svg:x2="7.604cm" svg:y2="5.259cm" draw:start-shape="id1" draw:start-glue-point="3" draw:end-shape="id2" draw:end-glue-point="1" svg:d="M12430 10827h-2413v-5568h-2413">
          <text:p/>
        </draw:connector>
        <draw:connector draw:style-name="gr41" draw:text-style-name="P1" draw:layer="layout" draw:line-skew="-1.094cm" svg:x1="12.338cm" svg:y1="23.283cm" svg:x2="7.604cm" svg:y2="7.359cm" draw:end-shape="id3" draw:end-glue-point="1" svg:d="M12338 23283h-3210v-15924h-1524">
          <text:p/>
        </draw:connector>
        <draw:connector draw:style-name="gr7" draw:text-style-name="P1" xml:id="id5" draw:id="id5" draw:layer="layout" svg:x1="12.43cm" svg:y1="2.228cm" svg:x2="12.43cm" svg:y2="2.228cm" draw:start-shape="id4" draw:start-glue-point="3" draw:end-shape="id4" draw:end-glue-point="3" svg:d="M12430 2228z">
          <text:p/>
        </draw:connector>
        <draw:connector draw:style-name="gr41" draw:text-style-name="P1" draw:layer="layout" svg:x1="12.43cm" svg:y1="2.228cm" svg:x2="7.604cm" svg:y2="3.159cm" draw:start-shape="id5" draw:start-glue-point="0" draw:end-shape="id6" svg:d="M12430 2228h-2413v931h-2413">
          <text:p/>
        </draw:connector>
        <draw:frame draw:style-name="gr42" draw:text-style-name="P9" draw:layer="layout" svg:width="4.572cm" svg:height="0.887cm" svg:x="7.604cm" svg:y="23.989cm">
          <draw:text-box>
            <text:p><text:span text:style-name="T6">c_Brain Can modify data in</text:span></text:p>
            <text:p><text:span text:style-name="T6"><text:s text:c="13"/></text:span><text:span text:style-name="T6">int main() </text:span></text:p>
          </draw:text-box>
        </draw:frame>
        <draw:frame draw:style-name="gr42" draw:text-style-name="P9" draw:layer="layout" svg:width="4.572cm" svg:height="0.887cm" svg:x="2.904cm" svg:y="13.99cm">
          <draw:text-box>
            <text:p><text:span text:style-name="T6">c_Brain.h uses c2_Sentence for</text:span></text:p>
            <text:p><text:span text:style-name="T6"><text:s text:c="6"/></text:span><text:span text:style-name="T6">CommandCheck only. </text:span></text:p>
          </draw:text-box>
        </draw:frame>
        <draw:line draw:style-name="gr43" draw:text-style-name="P1" draw:layer="layout" svg:x1="7.223cm" svg:y1="14.589cm" svg:x2="9.001cm" svg:y2="14.589cm">
          <text:p/>
        </draw:line>
        <draw:frame draw:style-name="gr44" draw:text-style-name="P9" draw:layer="layout" svg:width="2.379cm" svg:height="1.778cm" svg:x="3.159cm" svg:y="9.763cm">
          <draw:text-box>
            <text:p><text:span text:style-name="T6">Available to All </text:span></text:p>
          </draw:text-box>
        </draw:frame>
        <draw:connector draw:style-name="gr45" draw:text-style-name="P1" draw:layer="layout" svg:x1="18.78cm" svg:y1="15.028cm" svg:x2="18.78cm" svg:y2="2.228cm" draw:start-shape="id7" draw:start-glue-point="1" draw:end-shape="id4" draw:end-glue-point="1" svg:d="M18780 15028h501v-12800h-501">
          <text:p/>
        </draw:connector>
      </draw:page>
      <draw:page draw:name="page6" draw:style-name="dp1" draw:master-page-name="Default">
        <draw:rect draw:style-name="gr7" draw:text-style-name="P1" xml:id="id8" draw:id="id8" draw:layer="layout" svg:width="7.62cm" svg:height="2.667cm" svg:x="9.89cm" svg:y="2.27cm">
          <text:p/>
        </draw:rect>
        <draw:rect draw:style-name="gr46" draw:text-style-name="P1" draw:layer="layout" svg:width="3.81cm" svg:height="1.397cm" svg:x="13.7cm" svg:y="3.54cm">
          <text:p/>
        </draw:rect>
        <draw:frame draw:style-name="gr47" draw:text-style-name="P4" draw:layer="layout" svg:width="5.715cm" svg:height="0.687cm" svg:x="11.287cm" svg:y="2.524cm">
          <draw:text-box>
            <text:p><text:span text:style-name="T4">c_Sentence.h Class</text:span></text:p>
          </draw:text-box>
        </draw:frame>
        <draw:frame draw:style-name="gr47" draw:text-style-name="P4" draw:layer="layout" svg:width="3.556cm" svg:height="0.687cm" svg:x="13.827cm" svg:y="3.794cm">
          <draw:text-box>
            <text:p><text:span text:style-name="T4">c_Word.h Class</text:span></text:p>
          </draw:text-box>
        </draw:frame>
        <draw:ellipse draw:style-name="gr7" draw:text-style-name="P1" draw:layer="layout" svg:width="4.699cm" svg:height="2.413cm" svg:x="2.524cm" svg:y="2.905cm">
          <text:p/>
        </draw:ellipse>
        <draw:frame draw:style-name="gr48" draw:text-style-name="P4" draw:layer="layout" svg:width="4.191cm" svg:height="1.559cm" svg:x="3.032cm" svg:y="3.413cm">
          <draw:text-box>
            <text:p><text:span text:style-name="T4">Incoming Sentence <text:s text:c="9"/>Data String</text:span></text:p>
          </draw:text-box>
        </draw:frame>
        <draw:rect draw:style-name="gr7" draw:text-style-name="P1" xml:id="id9" draw:id="id9" draw:layer="layout" svg:width="5.08cm" svg:height="1.27cm" svg:x="2.27cm" svg:y="6.08cm">
          <text:p/>
        </draw:rect>
        <draw:frame draw:style-name="gr49" draw:text-style-name="P4" draw:layer="layout" svg:width="4.572cm" svg:height="0.762cm" svg:x="3.159cm" svg:y="6.334cm">
          <draw:text-box>
            <text:p><text:span text:style-name="T4">c_Brain.h Class</text:span></text:p>
          </draw:text-box>
        </draw:frame>
        <draw:line draw:style-name="gr26" draw:text-style-name="P1" draw:layer="layout" svg:x1="4.81cm" svg:y1="5.318cm" svg:x2="4.81cm" svg:y2="6.08cm">
          <text:p/>
        </draw:line>
        <draw:connector draw:style-name="gr50" draw:text-style-name="P1" draw:layer="layout" draw:line-skew="-0.809cm" svg:x1="9.89cm" svg:y1="3.603cm" svg:x2="7.35cm" svg:y2="6.715cm" draw:start-shape="id8" draw:end-shape="id9" svg:d="M9890 3603h-2079v3112h-461">
          <text:p/>
        </draw:connector>
        <draw:rect draw:style-name="gr7" draw:text-style-name="P1" draw:layer="layout" svg:width="2.159cm" svg:height="0.635cm" svg:x="9.89cm" svg:y="3.286cm">
          <text:p/>
        </draw:rect>
        <draw:frame draw:style-name="gr51" draw:text-style-name="P10" draw:layer="layout" svg:width="3.302cm" svg:height="0.53cm" svg:x="9.93cm" svg:y="3.308cm">
          <draw:text-box>
            <text:p><text:span text:style-name="T10">Parse Function</text:span></text:p>
          </draw:text-box>
        </draw:frame>
        <draw:rect draw:style-name="gr7" draw:text-style-name="P1" xml:id="id12" draw:id="id12" draw:layer="layout" svg:width="3.175cm" svg:height="0.762cm" svg:x="9.89cm" svg:y="4.175cm">
          <text:p/>
        </draw:rect>
        <draw:frame draw:style-name="gr51" draw:text-style-name="P10" draw:layer="layout" svg:width="2.794cm" svg:height="0.53cm" svg:x="10.017cm" svg:y="4.302cm">
          <draw:text-box>
            <text:p><text:span text:style-name="T10">Set/Get Functions</text:span></text:p>
          </draw:text-box>
        </draw:frame>
        <draw:rect draw:style-name="gr7" draw:text-style-name="P1" draw:layer="layout" svg:width="5.08cm" svg:height="3.937cm" svg:x="14.97cm" svg:y="6.08cm">
          <text:p/>
        </draw:rect>
        <draw:frame draw:style-name="gr52" draw:text-style-name="P4" draw:layer="layout" svg:width="3.683cm" svg:height="1.905cm" svg:x="15.732cm" svg:y="6.969cm">
          <draw:text-box>
            <text:p><text:span text:style-name="T4">c_MemoryCells.h <text:s text:c="10"/>Class</text:span></text:p>
          </draw:text-box>
        </draw:frame>
        <draw:rect draw:style-name="gr7" draw:text-style-name="P1" draw:layer="layout" svg:width="5.08cm" svg:height="2.54cm" svg:x="14.97cm" svg:y="11.16cm">
          <text:p/>
        </draw:rect>
        <draw:frame draw:style-name="gr53" draw:text-style-name="P4" draw:layer="layout" svg:width="4.445cm" svg:height="1.143cm" svg:x="15.732cm" svg:y="11.414cm">
          <draw:text-box>
            <text:p><text:span text:style-name="T4">c_Lobes.h Class</text:span></text:p>
          </draw:text-box>
        </draw:frame>
        <draw:rect draw:style-name="gr15" draw:text-style-name="P1" draw:layer="layout" svg:width="5.08cm" svg:height="0.762cm" svg:x="14.97cm" svg:y="9.255cm">
          <text:p/>
        </draw:rect>
        <draw:rect draw:style-name="gr15" draw:text-style-name="P1" xml:id="id11" draw:id="id11" draw:layer="layout" svg:width="5.08cm" svg:height="0.635cm" svg:x="14.97cm" svg:y="13.065cm">
          <text:p/>
        </draw:rect>
        <draw:frame draw:style-name="gr54" draw:text-style-name="P9" draw:layer="layout" svg:width="4.191cm" svg:height="0.569cm" svg:x="16.213cm" svg:y="9.348cm">
          <draw:text-box>
            <text:p><text:span text:style-name="T6">Set/Get Functions</text:span></text:p>
          </draw:text-box>
        </draw:frame>
        <draw:frame draw:style-name="gr54" draw:text-style-name="P9" xml:id="id15" draw:id="id15" draw:layer="layout" svg:width="4.191cm" svg:height="0.569cm" svg:x="16.214cm" svg:y="13.149cm">
          <draw:text-box>
            <text:p><text:span text:style-name="T6">Set/Get Functions</text:span></text:p>
          </draw:text-box>
        </draw:frame>
        <draw:line draw:style-name="gr26" draw:text-style-name="P1" draw:layer="layout" svg:x1="17.51cm" svg:y1="11.16cm" svg:x2="17.51cm" svg:y2="10.017cm">
          <text:p/>
        </draw:line>
        <draw:rect draw:style-name="gr7" draw:text-style-name="P1" draw:layer="layout" svg:width="5.08cm" svg:height="2.072cm" svg:x="2.27cm" svg:y="8.58cm">
          <text:p/>
        </draw:rect>
        <draw:frame draw:style-name="gr49" draw:text-style-name="P4" draw:layer="layout" svg:width="4.572cm" svg:height="0.762cm" svg:x="2.524cm" svg:y="8.874cm">
          <draw:text-box>
            <text:p><text:span text:style-name="T4">c_Cerebellum.h Class</text:span></text:p>
          </draw:text-box>
        </draw:frame>
        <draw:rect draw:style-name="gr7" draw:text-style-name="P1" draw:layer="layout" svg:width="5.08cm" svg:height="0.976cm" svg:x="2.27cm" svg:y="9.676cm">
          <text:p/>
        </draw:rect>
        <draw:frame draw:style-name="gr55" draw:text-style-name="P9" xml:id="id10" draw:id="id10" draw:layer="layout" svg:width="4.826cm" svg:height="0.955cm" svg:x="2.497cm" svg:y="9.861cm">
          <draw:text-box>
            <text:p><text:span text:style-name="T6">GatherAndSetAllSentenceData</text:span></text:p>
            <text:p><text:span text:style-name="T6">Pull Memory data/put to Sentence</text:span></text:p>
          </draw:text-box>
        </draw:frame>
        <draw:connector draw:style-name="gr56" draw:text-style-name="P1" draw:layer="layout" svg:x1="7.323cm" svg:y1="10.338cm" svg:x2="14.97cm" svg:y2="13.382cm" draw:start-shape="id10" draw:start-glue-point="1" draw:end-shape="id11" draw:end-glue-point="3" svg:d="M7323 10338h3823v3044h3824">
          <text:p/>
        </draw:connector>
        <draw:connector draw:style-name="gr57" draw:text-style-name="P1" draw:layer="layout" svg:x1="7.419cm" svg:y1="9.914cm" svg:x2="9.89cm" svg:y2="4.556cm" draw:end-shape="id12" draw:end-glue-point="3" svg:d="M7419 9914h985v-5358h1486">
          <text:p/>
        </draw:connector>
        <draw:line draw:style-name="gr26" draw:text-style-name="P1" draw:layer="layout" svg:x1="4.81cm" svg:y1="7.35cm" svg:x2="4.81cm" svg:y2="8.62cm">
          <text:p/>
        </draw:line>
        <draw:rect draw:style-name="gr7" draw:text-style-name="P1" draw:layer="layout" svg:width="5.08cm" svg:height="1.36cm" svg:x="2.27cm" svg:y="12.432cm">
          <text:p/>
        </draw:rect>
        <draw:frame draw:style-name="gr58" draw:text-style-name="P4" draw:layer="layout" svg:width="4.519cm" svg:height="0.974cm" svg:x="2.587cm" svg:y="12.6cm">
          <draw:text-box>
            <text:p><text:span text:style-name="T4"><text:s text:c="2"/></text:span><text:span text:style-name="T4">c_Cortex.h Class</text:span></text:p>
          </draw:text-box>
        </draw:frame>
        <draw:line draw:style-name="gr26" draw:text-style-name="P1" draw:layer="layout" svg:x1="4.804cm" svg:y1="10.668cm" svg:x2="4.804cm" svg:y2="12.482cm">
          <text:p/>
        </draw:line>
        <draw:rect draw:style-name="gr7" draw:text-style-name="P1" xml:id="id13" draw:id="id13" draw:layer="layout" svg:width="5.08cm" svg:height="0.635cm" svg:x="2.27cm" svg:y="13.7cm">
          <text:p/>
        </draw:rect>
        <draw:frame draw:style-name="gr59" draw:text-style-name="P10" draw:layer="layout" svg:width="4.826cm" svg:height="0.809cm" svg:x="2.397cm" svg:y="13.627cm">
          <draw:text-box>
            <text:p><text:span text:style-name="T10"><text:s text:c="3"/></text:span><text:span text:style-name="T10">DecipherCurrentSentence Function</text:span></text:p>
            <text:p><text:span text:style-name="T10"><text:s text:c="13"/></text:span><text:span text:style-name="T10">Modify Word Types </text:span></text:p>
          </draw:text-box>
        </draw:frame>
        <draw:connector draw:style-name="gr56" draw:text-style-name="P1" draw:layer="layout" svg:x1="7.35cm" svg:y1="14.017cm" svg:x2="9.904cm" svg:y2="4.717cm" draw:start-shape="id13" draw:start-glue-point="1" svg:d="M7350 14017h1528v-9300h1026">
          <text:p/>
        </draw:connector>
        <draw:rect draw:style-name="gr7" draw:text-style-name="P1" draw:layer="layout" svg:width="5.08cm" svg:height="2.413cm" svg:x="2.27cm" svg:y="16.24cm">
          <text:p/>
        </draw:rect>
        <draw:frame draw:style-name="gr60" draw:text-style-name="P4" draw:layer="layout" svg:width="4.826cm" svg:height="1.123cm" svg:x="2.397cm" svg:y="16.367cm">
          <draw:text-box>
            <text:p><text:span text:style-name="T4">c_LongTermMemory.h <text:s text:c="19"/>Class</text:span></text:p>
          </draw:text-box>
        </draw:frame>
        <draw:line draw:style-name="gr26" draw:text-style-name="P1" draw:layer="layout" svg:x1="4.81cm" svg:y1="14.335cm" svg:x2="4.81cm" svg:y2="16.24cm">
          <text:p/>
        </draw:line>
        <draw:rect draw:style-name="gr7" draw:text-style-name="P1" draw:layer="layout" svg:width="5.08cm" svg:height="0.635cm" svg:x="2.27cm" svg:y="18.018cm">
          <text:p/>
        </draw:rect>
        <draw:frame draw:style-name="gr59" draw:text-style-name="P10" xml:id="id16" draw:id="id16" draw:layer="layout" svg:width="4.953cm" svg:height="0.809cm" svg:x="2.397cm" svg:y="17.945cm">
          <draw:text-box>
            <text:p><text:span text:style-name="T10">SaveAllSentenceWordDataToMemory</text:span></text:p>
            <text:p><text:span text:style-name="T10"><text:s text:c="5"/></text:span><text:span text:style-name="T10">Get Data From Sentence Class</text:span></text:p>
          </draw:text-box>
        </draw:frame>
        <draw:connector draw:style-name="gr57" draw:text-style-name="P1" draw:layer="layout" svg:x1="7.35cm" svg:y1="18.843cm" svg:x2="18.309cm" svg:y2="13.718cm" draw:start-shape="id14" draw:start-glue-point="1" draw:end-shape="id15" draw:end-glue-point="2" svg:d="M7350 18843h10959v-5125">
          <text:p/>
        </draw:connector>
        <draw:connector draw:style-name="gr57" draw:text-style-name="P1" draw:layer="layout" svg:x1="11.477cm" svg:y1="4.937cm" svg:x2="7.35cm" svg:y2="18.349cm" draw:start-shape="id12" draw:start-glue-point="2" draw:end-shape="id16" draw:end-glue-point="1" svg:d="M11477 4937v13412h-4127">
          <text:p/>
        </draw:connector>
        <draw:rect draw:style-name="gr7" draw:text-style-name="P1" xml:id="id14" draw:id="id14" draw:layer="layout" svg:width="5.08cm" svg:height="0.381cm" svg:x="2.27cm" svg:y="18.653cm">
          <text:p/>
        </draw:rect>
        <draw:frame draw:style-name="gr61" draw:text-style-name="P11" draw:layer="layout" svg:width="4.826cm" svg:height="0.493cm" svg:x="2.397cm" svg:y="18.58cm">
          <draw:text-box>
            <text:p><text:span text:style-name="T11"><text:s text:c="12"/></text:span><text:span text:style-name="T11">Save Data to Memory Cells</text:span></text:p>
          </draw:text-box>
        </draw:frame>
        <draw:rect draw:style-name="gr7" draw:text-style-name="P1" draw:layer="layout" svg:width="5.08cm" svg:height="2.54cm" svg:x="2.27cm" svg:y="22.59cm">
          <text:p/>
        </draw:rect>
        <draw:frame draw:style-name="gr62" draw:text-style-name="P4" draw:layer="layout" svg:width="4.445cm" svg:height="1.27cm" svg:x="2.524cm" svg:y="23.098cm">
          <draw:text-box>
            <text:p><text:span text:style-name="T4"><text:s text:c="10"/></text:span><text:span text:style-name="T4">Return to</text:span></text:p>
            <text:p><text:span text:style-name="T4"><text:s text:c="13"/></text:span><text:span text:style-name="T4">main()</text:span></text:p>
          </draw:text-box>
        </draw:frame>
        <draw:line draw:style-name="gr26" draw:text-style-name="P1" draw:layer="layout" svg:x1="4.81cm" svg:y1="19.034cm" svg:x2="4.81cm" svg:y2="22.59cm">
          <text:p/>
        </draw:line>
      </draw:page>
      <draw:page draw:name="page7" draw:style-name="dp1" draw:master-page-name="Default">
        <draw:rect draw:style-name="gr28" draw:text-style-name="P12" draw:layer="layout" svg:width="5.08cm" svg:height="1.27cm" svg:x="2.27cm" svg:y="2.27cm">
          <text:p text:style-name="P1"><text:span text:style-name="T10">c_Brain::ControlProcessingUserInput()</text:span></text:p>
        </draw:rect>
        <draw:rect draw:style-name="gr28" draw:text-style-name="P12" xml:id="id17" draw:id="id17" draw:layer="layout" svg:width="5.08cm" svg:height="1.27cm" svg:x="2.27cm" svg:y="4.87cm">
          <text:p text:style-name="P1"><text:span text:style-name="T10">c_Sentence::Parse()</text:span></text:p>
        </draw:rect>
        <draw:line draw:style-name="gr26" draw:text-style-name="P1" draw:layer="layout" svg:x1="4.81cm" svg:y1="3.54cm" svg:x2="4.81cm" svg:y2="4.937cm">
          <text:p/>
        </draw:line>
        <draw:rect draw:style-name="gr28" draw:text-style-name="P12" xml:id="id18" draw:id="id18" draw:layer="layout" svg:width="5.08cm" svg:height="1.27cm" svg:x="12.47cm" svg:y="2.27cm">
          <text:p text:style-name="P1"><text:span text:style-name="T10">c_Sentence Private Storage</text:span></text:p>
        </draw:rect>
        <draw:rect draw:style-name="gr28" draw:text-style-name="P12" draw:layer="layout" svg:width="5.08cm" svg:height="1.27cm" svg:x="12.47cm" svg:y="4.77cm">
          <text:p text:style-name="P1"><text:span text:style-name="T10">c_Word Private Storage</text:span></text:p>
        </draw:rect>
        <draw:line draw:style-name="gr63" draw:text-style-name="P1" draw:layer="layout" svg:x1="14.97cm" svg:y1="3.54cm" svg:x2="14.97cm" svg:y2="4.81cm">
          <text:p/>
        </draw:line>
        <draw:connector draw:style-name="gr64" draw:text-style-name="P1" draw:layer="layout" svg:x1="7.35cm" svg:y1="5.505cm" svg:x2="12.47cm" svg:y2="2.905cm" draw:start-shape="id17" draw:start-glue-point="1" draw:end-shape="id18" draw:end-glue-point="3" svg:d="M7350 5505h2560v-2600h2560">
          <text:p/>
        </draw:connector>
        <draw:rect draw:style-name="gr28" draw:text-style-name="P12" xml:id="id20" draw:id="id20" draw:layer="layout" svg:width="5.08cm" svg:height="1.27cm" svg:x="12.47cm" svg:y="7.37cm">
          <text:p text:style-name="P1"><text:span text:style-name="T10">c_LongTermMemory Operations</text:span></text:p>
        </draw:rect>
        <draw:rect draw:style-name="gr28" draw:text-style-name="P12" xml:id="id19" draw:id="id19" draw:layer="layout" svg:width="5.08cm" svg:height="1.27cm" svg:x="2.27cm" svg:y="7.37cm">
          <text:p text:style-name="P1"><text:span text:style-name="T10">c_LongTermMemory::SaveSentence()</text:span></text:p>
        </draw:rect>
        <draw:connector draw:style-name="gr64" draw:text-style-name="P1" draw:layer="layout" svg:x1="7.35cm" svg:y1="8.005cm" svg:x2="12.47cm" svg:y2="8.005cm" draw:start-shape="id19" draw:start-glue-point="1" draw:end-shape="id20" draw:end-glue-point="3" svg:d="M7350 8005h5120">
          <text:p/>
        </draw:connector>
        <draw:custom-shape draw:style-name="gr10" draw:text-style-name="P1" xml:id="id21" draw:id="id21" draw:layer="layout" svg:width="3.81cm" svg:height="1.27cm" svg:x="16.24cm" svg:y="9.89cm">
          <text:p/>
          <draw:enhanced-geometry svg:viewBox="0 0 21600 21600" draw:text-areas="4230 4230 21600 21600" draw:type="flowchart-internal-storage" draw:enhanced-path="M 0 0 L 21600 0 21600 21600 0 21600 Z N M 4230 0 L 4230 21600 N M 0 4230 L 21600 4230 N"/>
        </draw:custom-shape>
        <draw:line draw:style-name="gr26" draw:text-style-name="P1" draw:layer="layout" svg:x1="4.81cm" svg:y1="6.08cm" svg:x2="4.81cm" svg:y2="7.35cm">
          <text:p/>
        </draw:line>
        <draw:frame draw:style-name="gr65" draw:text-style-name="P9" draw:layer="layout" svg:width="2.327cm" svg:height="0.569cm" svg:x="17.383cm" svg:y="10.337cm">
          <draw:text-box>
            <text:p><text:span text:style-name="T6">Sentence Map</text:span></text:p>
          </draw:text-box>
        </draw:frame>
        <draw:connector draw:style-name="gr64" draw:text-style-name="P1" draw:layer="layout" svg:x1="15.01cm" svg:y1="8.64cm" svg:x2="16.24cm" svg:y2="10.525cm" draw:start-shape="id20" draw:start-glue-point="2" draw:end-shape="id21" draw:end-glue-point="3" svg:d="M15010 8640v1885h1230">
          <text:p/>
        </draw:connector>
        <draw:connector draw:style-name="gr64" draw:text-style-name="P1" draw:layer="layout" svg:x1="17.55cm" svg:y1="2.905cm" svg:x2="17.55cm" svg:y2="8.005cm" draw:start-shape="id18" draw:start-glue-point="1" draw:end-shape="id20" draw:end-glue-point="1" svg:d="M17550 2905h501v5100h-501">
          <text:p/>
        </draw:connector>
        <draw:rect draw:style-name="gr28" draw:text-style-name="P12" xml:id="id22" draw:id="id22" draw:layer="layout" svg:width="5.08cm" svg:height="1.27cm" svg:x="2.27cm" svg:y="9.87cm">
          <text:p text:style-name="P1"><text:span text:style-name="T10">c_Cerebellum::GatherAndSetAllData()</text:span></text:p>
        </draw:rect>
        <draw:line draw:style-name="gr26" draw:text-style-name="P1" draw:layer="layout" svg:x1="4.81cm" svg:y1="8.62cm" svg:x2="4.81cm" svg:y2="9.89cm">
          <text:p/>
        </draw:line>
        <draw:connector draw:style-name="gr7" draw:text-style-name="P1" draw:layer="layout" svg:x1="7.35cm" svg:y1="10.505cm" svg:x2="12.47cm" svg:y2="2.905cm" draw:start-shape="id22" draw:start-glue-point="1" draw:end-shape="id18" draw:end-glue-point="3" svg:d="M7350 10505h2560v-7600h2560">
          <text:p/>
        </draw:connector>
        <draw:rect draw:style-name="gr28" draw:text-style-name="P12" xml:id="id23" draw:id="id23" draw:layer="layout" svg:width="5.08cm" svg:height="1.27cm" svg:x="2.27cm" svg:y="12.47cm">
          <text:p text:style-name="P1"><text:span text:style-name="T10">c_Cortex::DeconstructContractions()</text:span></text:p>
        </draw:rect>
        <draw:line draw:style-name="gr26" draw:text-style-name="P1" draw:layer="layout" svg:x1="4.81cm" svg:y1="11.16cm" svg:x2="4.81cm" svg:y2="12.43cm">
          <text:p/>
        </draw:line>
        <draw:connector draw:style-name="gr7" draw:text-style-name="P1" draw:layer="layout" svg:x1="7.35cm" svg:y1="13.105cm" svg:x2="12.47cm" svg:y2="2.905cm" draw:start-shape="id23" draw:start-glue-point="1" draw:end-shape="id18" draw:end-glue-point="3" svg:d="M7350 13105h2560v-10200h2560">
          <text:p/>
        </draw:connector>
        <draw:rect draw:style-name="gr28" draw:text-style-name="P12" xml:id="id24" draw:id="id24" draw:layer="layout" svg:width="5.08cm" svg:height="1.27cm" svg:x="2.27cm" svg:y="14.97cm">
          <text:p text:style-name="P1"><text:span text:style-name="T10">c_Cortex::DecypherCurrentSentence()</text:span></text:p>
        </draw:rect>
        <draw:line draw:style-name="gr26" draw:text-style-name="P1" draw:layer="layout" svg:x1="4.81cm" svg:y1="13.7cm" svg:x2="4.81cm" svg:y2="14.97cm">
          <text:p/>
        </draw:line>
        <draw:rect draw:style-name="gr28" draw:text-style-name="P12" xml:id="id25" draw:id="id25" draw:layer="layout" svg:width="5.08cm" svg:height="1.27cm" svg:x="12.47cm" svg:y="12.47cm">
          <text:p text:style-name="P1"><text:span text:style-name="T10">c_LongTermMemory Operations</text:span></text:p>
        </draw:rect>
        <draw:custom-shape draw:style-name="gr10" draw:text-style-name="P1" xml:id="id26" draw:id="id26" draw:layer="layout" svg:width="3.81cm" svg:height="1.27cm" svg:x="16.241cm" svg:y="14.991cm">
          <text:p/>
          <draw:enhanced-geometry svg:viewBox="0 0 21600 21600" draw:text-areas="4230 4230 21600 21600" draw:type="flowchart-internal-storage" draw:enhanced-path="M 0 0 L 21600 0 21600 21600 0 21600 Z N M 4230 0 L 4230 21600 N M 0 4230 L 21600 4230 N"/>
        </draw:custom-shape>
        <draw:frame draw:style-name="gr65" draw:text-style-name="P9" draw:layer="layout" svg:width="2.86cm" svg:height="0.569cm" svg:x="17.063cm" svg:y="15.478cm">
          <draw:text-box>
            <text:p><text:span text:style-name="T6">Memory Cells Map</text:span></text:p>
          </draw:text-box>
        </draw:frame>
        <draw:connector draw:style-name="gr7" draw:text-style-name="P1" draw:layer="layout" svg:x1="7.35cm" svg:y1="15.605cm" svg:x2="12.47cm" svg:y2="2.905cm" draw:start-shape="id24" draw:start-glue-point="1" draw:end-shape="id18" draw:end-glue-point="3" svg:d="M7350 15605h2560v-12700h2560">
          <text:p/>
        </draw:connector>
        <draw:connector draw:style-name="gr64" draw:text-style-name="P1" draw:layer="layout" svg:x1="15.01cm" svg:y1="13.74cm" svg:x2="16.241cm" svg:y2="15.626cm" draw:start-shape="id25" draw:start-glue-point="2" draw:end-shape="id26" draw:end-glue-point="3" svg:d="M15010 13740v1886h1231">
          <text:p/>
        </draw:connector>
        <draw:rect draw:style-name="gr28" draw:text-style-name="P12" xml:id="id27" draw:id="id27" draw:layer="layout" svg:width="5.08cm" svg:height="1.27cm" svg:x="2.27cm" svg:y="17.51cm">
          <text:p/>
        </draw:rect>
        <draw:frame draw:style-name="gr65" draw:text-style-name="P10" draw:layer="layout" svg:width="4.172cm" svg:height="0.53cm" svg:x="2.797cm" svg:y="17.715cm">
          <draw:text-box>
            <text:p><text:span text:style-name="T10">c_Sentence::ReverseBuildPattern</text:span></text:p>
          </draw:text-box>
        </draw:frame>
        <draw:frame draw:style-name="gr66" draw:layer="layout" svg:width="3.937cm" svg:height="0.53cm" svg:x="2.778cm" svg:y="17.383cm">
          <draw:text-box>
            <text:p text:style-name="P1"><text:span text:style-name="T10">c_Sentence::RebuildPattern()</text:span></text:p>
          </draw:text-box>
        </draw:frame>
        <draw:frame draw:style-name="gr67" draw:layer="layout" svg:width="4.318cm" svg:height="0.809cm" svg:x="2.651cm" svg:y="18.061cm">
          <draw:text-box>
            <text:p text:style-name="P1"><text:span text:style-name="T10">c_Language::FindDirectAndIndirectObject()</text:span></text:p>
          </draw:text-box>
        </draw:frame>
        <draw:connector draw:style-name="gr7" draw:text-style-name="P1" draw:layer="layout" svg:x1="7.35cm" svg:y1="18.145cm" svg:x2="12.47cm" svg:y2="2.905cm" draw:start-shape="id27" draw:start-glue-point="1" draw:end-shape="id18" draw:end-glue-point="3" svg:d="M7350 18145h2560v-15240h2560">
          <text:p/>
        </draw:connector>
        <draw:line draw:style-name="gr26" draw:text-style-name="P1" draw:layer="layout" svg:x1="4.81cm" svg:y1="16.24cm" svg:x2="4.81cm" svg:y2="17.51cm">
          <text:p/>
        </draw:line>
        <draw:rect draw:style-name="gr28" draw:text-style-name="P12" xml:id="id28" draw:id="id28" draw:layer="layout" svg:width="5.08cm" svg:height="1.27cm" svg:x="2.27cm" svg:y="20.01cm">
          <text:p/>
        </draw:rect>
        <draw:frame draw:style-name="gr68" draw:text-style-name="P11" draw:layer="layout" svg:width="4.572cm" svg:height="0.751cm" svg:x="2.524cm" svg:y="20.177cm">
          <draw:text-box>
            <text:p text:style-name="P11"><text:span text:style-name="T12">c_LongTermMemory::LinkRelatedWords(</text:span><text:span text:style-name="T11">)</text:span></text:p>
          </draw:text-box>
        </draw:frame>
        <draw:line draw:style-name="gr26" draw:text-style-name="P1" draw:layer="layout" svg:x1="4.81cm" svg:y1="18.78cm" svg:x2="4.81cm" svg:y2="20.05cm">
          <text:p/>
        </draw:line>
        <draw:connector draw:style-name="gr7" draw:text-style-name="P1" draw:layer="layout" svg:x1="7.35cm" svg:y1="20.645cm" svg:x2="15.01cm" svg:y2="13.74cm" draw:start-shape="id28" draw:start-glue-point="1" draw:end-shape="id25" draw:end-glue-point="2" svg:d="M7350 20645h7660v-6905">
          <text:p/>
        </draw:connector>
        <draw:rect draw:style-name="gr28" draw:text-style-name="P12" xml:id="id29" draw:id="id29" draw:layer="layout" svg:width="5.08cm" svg:height="1.27cm" svg:x="2.27cm" svg:y="22.61cm">
          <text:p/>
        </draw:rect>
        <draw:frame draw:style-name="gr69" draw:text-style-name="P13" draw:layer="layout" svg:width="4.699cm" svg:height="0.751cm" svg:x="2.524cm" svg:y="22.844cm">
          <draw:text-box>
            <text:p text:style-name="P13"><text:span text:style-name="T12">c_LongTermMemory::SaveAllSentenceWordDataToMemory()</text:span></text:p>
          </draw:text-box>
        </draw:frame>
        <draw:connector draw:style-name="gr7" draw:text-style-name="P1" draw:layer="layout" svg:x1="7.35cm" svg:y1="23.245cm" svg:x2="15.01cm" svg:y2="13.74cm" draw:start-shape="id29" draw:start-glue-point="1" draw:end-shape="id25" draw:end-glue-point="2" svg:d="M7350 23245h7660v-9505">
          <text:p/>
        </draw:connector>
        <draw:line draw:style-name="gr26" draw:text-style-name="P1" draw:layer="layout" svg:x1="4.81cm" svg:y1="21.32cm" svg:x2="4.81cm" svg:y2="22.59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Arrow_20_concave" draw:display-name="Arrow concave" svg:viewBox="0 0 1131 1580" svg:d="M1013 1491l118 89-567-1580-564 1580 114-85 136-68 148-46 161-17 161 13 153 46z"/>
    <draw:marker draw:name="Double_20_Arrow" draw:display-name="Double Arrow" svg:viewBox="0 0 1131 1918" svg:d="M737 1131h394l-564-1131-567 1131h398l-398 787h1131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Line_20_Arrow" draw:display-name="Line Arrow" svg:viewBox="0 0 1122 2243" svg:d="M0 2108v17 17l12 42 30 34 38 21 43 4 29-8 30-21 25-26 13-34 343-1532 339 1520 13 42 29 34 39 21 42 4 42-12 34-30 21-42v-39-12l-4 4-440-1998-9-42-25-39-38-25-43-8-42 8-38 25-26 39-8 42z"/>
    <draw:marker draw:name="Square_20_unfilled" draw:display-name="Square unfilled" svg:viewBox="0 0 300 300" svg:d="M0 0h300v300h-300zM20 20h260v260h-26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niel Ankrom</meta:initial-creator>
    <meta:creation-date>2019-02-23T13:08:11.96</meta:creation-date>
    <dc:date>2019-03-17T16:28:00.75</dc:date>
    <dc:creator>Daniel Ankrom</dc:creator>
    <meta:editing-duration>P11DT8H21M15S</meta:editing-duration>
    <meta:editing-cycles>13</meta:editing-cycles>
    <meta:generator>OpenOffice/4.1.6$Win32 OpenOffice.org_project/416m1$Build-9790</meta:generator>
    <meta:printed-by>Daniel Ankrom</meta:printed-by>
    <meta:print-date>2019-03-05T18:50:58.65</meta:print-date>
    <meta:document-statistic meta:object-count="213"/>
  </office:meta>
</office:document-meta>
</file>